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adea" svg:font-family="Caladea" style:font-family-generic="system" style:font-pitch="variable"/>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4">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line-height="100%" style:page-number="1"/>
    </style:style>
    <style:style style:name="P4" style:parent-style-name="Standard" style:family="paragraph">
      <style:paragraph-properties fo:line-height="100%"/>
    </style:style>
    <style:style style:name="P5" style:parent-style-name="Standard" style:family="paragraph">
      <style:paragraph-properties fo:line-height="100%"/>
      <style:text-properties fo:font-size="30pt" style:font-size-asian="30pt" style:font-size-complex="30pt"/>
    </style:style>
    <style:style style:name="P6" style:parent-style-name="Standard" style:family="paragraph">
      <style:paragraph-properties fo:text-align="end" fo:line-height="100%"/>
      <style:text-properties fo:font-size="30pt" style:font-size-asian="30pt" style:font-size-complex="30pt"/>
    </style:style>
    <style:style style:name="P7" style:parent-style-name="Standard" style:family="paragraph">
      <style:paragraph-properties fo:text-align="end" fo:line-height="100%"/>
    </style:style>
    <style:style style:name="T8" style:parent-style-name="DefaultParagraphFont" style:family="text">
      <style:text-properties fo:font-weight="bold" style:font-weight-asian="bold" fo:color="#000000" fo:font-size="32pt" style:font-size-asian="32pt" style:font-size-complex="32pt"/>
    </style:style>
    <style:style style:name="P9" style:parent-style-name="Standard" style:family="paragraph">
      <style:paragraph-properties fo:text-align="end" fo:line-height="100%"/>
      <style:text-properties fo:font-weight="bold" style:font-weight-asian="bold" fo:color="#000000" fo:font-size="30pt" style:font-size-asian="30pt" style:font-size-complex="30pt"/>
    </style:style>
    <style:style style:name="P10" style:parent-style-name="Standard" style:family="paragraph">
      <style:paragraph-properties fo:text-align="end" fo:line-height="100%"/>
    </style:style>
    <style:style style:name="T11" style:parent-style-name="DefaultParagraphFont" style:family="text">
      <style:text-properties fo:font-weight="bold" style:font-weight-asian="bold" fo:color="#000000" fo:font-size="20pt" style:font-size-asian="20pt" style:font-size-complex="20pt"/>
    </style:style>
    <style:style style:name="P12" style:parent-style-name="Standard" style:family="paragraph">
      <style:paragraph-properties fo:text-align="end" fo:line-height="100%"/>
      <style:text-properties fo:font-weight="bold" style:font-weight-asian="bold" fo:font-size="20pt" style:font-size-asian="20pt" style:font-size-complex="20pt"/>
    </style:style>
    <style:style style:name="P13" style:parent-style-name="Standard" style:family="paragraph">
      <style:paragraph-properties fo:text-align="end" fo:line-height="100%"/>
    </style:style>
    <style:style style:name="T14" style:parent-style-name="DefaultParagraphFont" style:family="text">
      <style:text-properties fo:font-weight="bold" style:font-weight-asian="bold" fo:color="#0000FF" fo:font-size="32pt" style:font-size-asian="32pt" style:font-size-complex="32pt"/>
    </style:style>
    <style:style style:name="P15" style:parent-style-name="Standard" style:family="paragraph">
      <style:paragraph-properties fo:text-align="end" fo:line-height="100%"/>
      <style:text-properties fo:font-weight="bold" style:font-weight-asian="bold" fo:font-size="18pt" style:font-size-asian="18pt" style:font-size-complex="18pt"/>
    </style:style>
    <style:style style:name="P16" style:parent-style-name="Standard" style:family="paragraph">
      <style:paragraph-properties fo:text-align="end" fo:line-height="100%"/>
    </style:style>
    <style:style style:name="T17" style:parent-style-name="DefaultParagraphFont" style:family="text">
      <style:text-properties fo:font-weight="bold" style:font-weight-asian="bold" fo:color="#000000" fo:font-size="14pt" style:font-size-asian="14pt" style:font-size-complex="14pt"/>
    </style:style>
    <style:style style:name="T18" style:parent-style-name="DefaultParagraphFont" style:family="text">
      <style:text-properties fo:font-weight="bold" style:font-weight-asian="bold" fo:color="#0000FF" fo:font-size="14pt" style:font-size-asian="14pt" style:font-size-complex="14pt"/>
    </style:style>
    <style:style style:name="T19" style:parent-style-name="DefaultParagraphFont" style:family="text">
      <style:text-properties fo:font-weight="bold" style:font-weight-asian="bold" fo:font-size="14pt" style:font-size-asian="14pt" style:font-size-complex="14pt"/>
    </style:style>
    <style:style style:name="T20" style:parent-style-name="DefaultParagraphFont" style:family="text">
      <style:text-properties fo:font-weight="bold" style:font-weight-asian="bold" fo:color="#000000" fo:font-size="14pt" style:font-size-asian="14pt" style:font-size-complex="14pt"/>
    </style:style>
    <style:style style:name="P21" style:parent-style-name="Standard" style:family="paragraph">
      <style:paragraph-properties fo:text-align="end" fo:line-height="100%"/>
      <style:text-properties fo:font-weight="bold" style:font-weight-asian="bold" fo:font-size="14pt" style:font-size-asian="14pt" style:font-size-complex="14pt"/>
    </style:style>
    <style:style style:name="P22" style:parent-style-name="Standard" style:family="paragraph">
      <style:paragraph-properties fo:text-align="end" fo:line-height="100%"/>
    </style:style>
    <style:style style:name="T23" style:parent-style-name="DefaultParagraphFont" style:family="text">
      <style:text-properties fo:font-weight="bold" style:font-weight-asian="bold" fo:color="#000000" fo:font-size="14pt" style:font-size-asian="14pt" style:font-size-complex="14pt"/>
    </style:style>
    <style:style style:name="T24" style:parent-style-name="DefaultParagraphFont" style:family="text">
      <style:text-properties fo:font-weight="bold" style:font-weight-asian="bold" fo:font-size="14pt" style:font-size-asian="14pt" style:font-size-complex="14pt"/>
    </style:style>
    <style:style style:name="T25" style:parent-style-name="DefaultParagraphFont" style:family="text">
      <style:text-properties fo:font-weight="bold" style:font-weight-asian="bold" fo:color="#0000FF" fo:font-size="14pt" style:font-size-asian="14pt" style:font-size-complex="14pt"/>
    </style:style>
    <style:style style:name="T26" style:parent-style-name="DefaultParagraphFont" style:family="text">
      <style:text-properties fo:font-weight="bold" style:font-weight-asian="bold" fo:color="#0000FF" fo:font-size="14pt" style:font-size-asian="14pt" style:font-size-complex="14pt"/>
    </style:style>
    <style:style style:name="P27" style:parent-style-name="Standard" style:family="paragraph">
      <style:paragraph-properties fo:text-align="end" fo:line-height="100%"/>
      <style:text-properties fo:font-weight="bold" style:font-weight-asian="bold" fo:color="#FF00FF" fo:font-size="14pt" style:font-size-asian="14pt" style:font-size-complex="14pt"/>
    </style:style>
    <style:style style:name="P28" style:parent-style-name="Standard" style:family="paragraph">
      <style:paragraph-properties fo:text-align="end" fo:line-height="100%"/>
    </style:style>
    <style:style style:name="T29" style:parent-style-name="DefaultParagraphFont" style:family="text">
      <style:text-properties fo:font-weight="bold" style:font-weight-asian="bold" fo:color="#0000FF" fo:font-size="14pt" style:font-size-asian="14pt" style:font-size-complex="14pt"/>
    </style:style>
    <style:style style:name="P30" style:parent-style-name="Standard" style:family="paragraph">
      <style:paragraph-properties fo:text-align="end" fo:line-height="100%"/>
      <style:text-properties fo:font-weight="bold" style:font-weight-asian="bold" fo:color="#FF00FF" fo:font-size="14pt" style:font-size-asian="14pt" style:font-size-complex="14pt"/>
    </style:style>
    <style:style style:name="P31" style:parent-style-name="Standard" style:family="paragraph">
      <style:paragraph-properties fo:text-align="end" fo:line-height="100%"/>
    </style:style>
    <style:style style:name="T32" style:parent-style-name="DefaultParagraphFont" style:family="text">
      <style:text-properties fo:font-weight="bold" style:font-weight-asian="bold" fo:color="#0000FF" fo:font-size="14pt" style:font-size-asian="14pt" style:font-size-complex="14pt"/>
    </style:style>
    <style:style style:name="P33" style:parent-style-name="Standard" style:family="paragraph">
      <style:paragraph-properties fo:line-height="100%"/>
      <style:text-properties fo:font-size="18pt" style:font-size-asian="18pt" style:font-size-complex="18pt"/>
    </style:style>
    <style:style style:name="P34" style:parent-style-name="Standard" style:family="paragraph">
      <style:paragraph-properties fo:line-height="100%"/>
      <style:text-properties fo:font-weight="bold" style:font-weight-asian="bold" fo:font-size="18pt" style:font-size-asian="18pt" style:font-size-complex="18pt"/>
    </style:style>
    <style:style style:name="P35" style:parent-style-name="Standard" style:family="paragraph">
      <style:paragraph-properties fo:line-height="100%"/>
      <style:text-properties fo:font-weight="bold" style:font-weight-asian="bold" fo:font-size="18pt" style:font-size-asian="18pt" style:font-size-complex="18pt"/>
    </style:style>
    <style:style style:name="P36" style:parent-style-name="Heading1" style:family="paragraph">
      <style:paragraph-properties fo:break-before="page"/>
    </style:style>
    <style:style style:name="P37" style:parent-style-name="Standard" style:family="paragraph">
      <style:paragraph-properties fo:line-height="1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P40" style:parent-style-name="Standard" style:family="paragraph">
      <style:paragraph-properties fo:line-height="1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P43" style:parent-style-name="Standard" style:family="paragraph">
      <style:paragraph-properties fo:line-height="100%" fo:text-indent="-0.25in"/>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P47" style:parent-style-name="Standard" style:family="paragraph">
      <style:paragraph-properties fo:line-height="100%" fo:text-indent="-0.25in"/>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P51" style:parent-style-name="Standard" style:family="paragraph">
      <style:paragraph-properties fo:line-height="100%" fo:text-indent="-0.25in"/>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P54" style:parent-style-name="Standard" style:family="paragraph">
      <style:paragraph-properties fo:line-height="100%" fo:text-indent="-0.25in"/>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P58" style:parent-style-name="Standard" style:family="paragraph">
      <style:paragraph-properties fo:line-height="100%" fo:text-indent="-0.25in"/>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P61" style:parent-style-name="Standard" style:family="paragraph">
      <style:paragraph-properties fo:line-height="100%" fo:text-indent="-0.25in"/>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P64" style:parent-style-name="Standard" style:family="paragraph">
      <style:paragraph-properties fo:line-height="100%" fo:text-indent="-0.25in"/>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P67" style:parent-style-name="Standard" style:family="paragraph">
      <style:paragraph-properties fo:line-height="100%" fo:text-indent="-0.25in"/>
    </style:style>
    <style:style style:name="T68" style:parent-style-name="DefaultParagraphFont" style:family="text">
      <style:text-properties style:use-window-font-color="true"/>
    </style:style>
    <style:style style:name="T69" style:parent-style-name="DefaultParagraphFont" style:family="text">
      <style:text-properties fo:color="#000000"/>
    </style:style>
    <style:style style:name="T70" style:parent-style-name="DefaultParagraphFont" style:family="text">
      <style:text-properties fo:color="#000000"/>
    </style:style>
    <style:style style:name="T71" style:parent-style-name="DefaultParagraphFont" style:family="text">
      <style:text-properties fo:color="#000000"/>
    </style:style>
    <style:style style:name="P72" style:parent-style-name="Standard" style:family="paragraph">
      <style:paragraph-properties fo:line-height="100%" fo:text-indent="-0.25in"/>
    </style:style>
    <style:style style:name="T73" style:parent-style-name="DefaultParagraphFont" style:family="text">
      <style:text-properties fo:color="#000000"/>
    </style:style>
    <style:style style:name="T74" style:parent-style-name="DefaultParagraphFont" style:family="text">
      <style:text-properties fo:color="#000000"/>
    </style:style>
    <style:style style:name="P75" style:parent-style-name="Standard" style:family="paragraph">
      <style:paragraph-properties fo:line-height="100%" fo:text-indent="-0.25in"/>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P78" style:parent-style-name="Standard" style:family="paragraph">
      <style:paragraph-properties fo:line-height="100%" fo:text-indent="-0.25in"/>
    </style:style>
    <style:style style:name="T79" style:parent-style-name="DefaultParagraphFont" style:family="text">
      <style:text-properties fo:color="#000000"/>
    </style:style>
    <style:style style:name="P80" style:parent-style-name="Standard" style:family="paragraph">
      <style:paragraph-properties fo:line-height="100%" fo:text-indent="-0.25in"/>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P83" style:parent-style-name="Standard" style:family="paragraph">
      <style:paragraph-properties fo:line-height="100%" fo:text-indent="-0.25in"/>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P87" style:parent-style-name="Standard" style:family="paragraph">
      <style:paragraph-properties fo:line-height="100%" fo:text-indent="-0.25in"/>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P90" style:parent-style-name="Standard" style:family="paragraph">
      <style:paragraph-properties fo:line-height="100%" fo:text-indent="-0.25in"/>
    </style:style>
    <style:style style:name="T91" style:parent-style-name="DefaultParagraphFont" style:family="text">
      <style:text-properties fo:color="#00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P94" style:parent-style-name="Standard" style:family="paragraph">
      <style:paragraph-properties fo:line-height="100%" fo:text-indent="-0.25in"/>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P97" style:parent-style-name="Standard" style:family="paragraph">
      <style:paragraph-properties fo:line-height="100%" fo:text-indent="-0.25in"/>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T100" style:parent-style-name="DefaultParagraphFont" style:family="text">
      <style:text-properties fo:color="#000000"/>
    </style:style>
    <style:style style:name="P101" style:parent-style-name="Standard" style:family="paragraph">
      <style:paragraph-properties fo:line-height="100%" fo:text-indent="-0.25in"/>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P104" style:parent-style-name="Standard" style:family="paragraph">
      <style:paragraph-properties fo:line-height="100%" fo:text-indent="-0.25in"/>
    </style:style>
    <style:style style:name="T105" style:parent-style-name="DefaultParagraphFont" style:family="text">
      <style:text-properties fo:color="#000000"/>
    </style:style>
    <style:style style:name="T106" style:parent-style-name="DefaultParagraphFont" style:family="text">
      <style:text-properties fo:color="#000000"/>
    </style:style>
    <style:style style:name="P107" style:parent-style-name="Standard" style:family="paragraph">
      <style:paragraph-properties fo:line-height="100%" fo:text-indent="-0.25in"/>
    </style:style>
    <style:style style:name="T108" style:parent-style-name="DefaultParagraphFont" style:family="text">
      <style:text-properties fo:color="#000000"/>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P111" style:parent-style-name="Standard" style:family="paragraph">
      <style:paragraph-properties fo:line-height="100%" fo:text-indent="-0.25in"/>
    </style:style>
    <style:style style:name="T112" style:parent-style-name="DefaultParagraphFont" style:family="text">
      <style:text-properties fo:color="#000000"/>
    </style:style>
    <style:style style:name="T113" style:parent-style-name="DefaultParagraphFont" style:family="text">
      <style:text-properties fo:color="#000000"/>
    </style:style>
    <style:style style:name="P114" style:parent-style-name="Standard" style:family="paragraph">
      <style:paragraph-properties fo:line-height="100%" fo:text-indent="-0.25in"/>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P118" style:parent-style-name="Standard" style:family="paragraph">
      <style:paragraph-properties fo:line-height="100%" fo:text-indent="-0.25in"/>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P121" style:parent-style-name="Standard" style:family="paragraph">
      <style:paragraph-properties fo:line-height="100%" fo:text-indent="-0.25in"/>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P125" style:parent-style-name="Standard" style:family="paragraph">
      <style:paragraph-properties fo:line-height="100%" fo:text-indent="-0.25in"/>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Standard" style:family="paragraph">
      <style:paragraph-properties fo:line-height="100%" fo:text-indent="-0.25in"/>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P132" style:parent-style-name="Standard" style:family="paragraph">
      <style:paragraph-properties fo:line-height="100%" fo:text-indent="-0.25in"/>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P135" style:parent-style-name="Standard" style:family="paragraph">
      <style:paragraph-properties fo:line-height="100%" fo:text-indent="-0.25in"/>
    </style:style>
    <style:style style:name="T136" style:parent-style-name="DefaultParagraphFont" style:family="text">
      <style:text-properties fo:color="#000000"/>
    </style:style>
    <style:style style:name="T137" style:parent-style-name="DefaultParagraphFont" style:family="text">
      <style:text-properties fo:color="#000000"/>
    </style:style>
    <style:style style:name="P138" style:parent-style-name="Standard" style:family="paragraph">
      <style:paragraph-properties fo:line-height="100%" fo:text-indent="-0.25in"/>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P142" style:parent-style-name="Standard" style:family="paragraph">
      <style:paragraph-properties fo:line-height="100%" fo:text-indent="-0.25in"/>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P145" style:parent-style-name="Standard" style:family="paragraph">
      <style:paragraph-properties fo:line-height="100%" fo:text-indent="-0.25in"/>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P149" style:parent-style-name="Standard" style:family="paragraph">
      <style:paragraph-properties fo:line-height="100%" fo:text-indent="-0.25in"/>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P152" style:parent-style-name="Standard" style:family="paragraph">
      <style:paragraph-properties fo:line-height="100%" fo:text-indent="-0.25in"/>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P156" style:parent-style-name="Standard" style:family="paragraph">
      <style:paragraph-properties fo:line-height="100%"/>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P159" style:parent-style-name="Standard" style:family="paragraph">
      <style:paragraph-properties fo:line-height="100%"/>
    </style:style>
    <style:style style:name="T160" style:parent-style-name="DefaultParagraphFont" style:family="text">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P163" style:parent-style-name="Standard" style:family="paragraph">
      <style:paragraph-properties fo:line-height="100%"/>
    </style:style>
    <style:style style:name="T164" style:parent-style-name="DefaultParagraphFont" style:family="text">
      <style:text-properties fo:color="#000000"/>
    </style:style>
    <style:style style:name="P165" style:parent-style-name="Standard" style:family="paragraph">
      <style:paragraph-properties fo:line-height="100%"/>
      <style:text-properties fo:font-weight="bold" style:font-weight-asian="bold"/>
    </style:style>
    <style:style style:name="TableColumn167" style:family="table-column">
      <style:table-column-properties style:column-width="1.4166in" style:use-optimal-column-width="false"/>
    </style:style>
    <style:style style:name="TableColumn168" style:family="table-column">
      <style:table-column-properties style:column-width="0.8541in" style:use-optimal-column-width="false"/>
    </style:style>
    <style:style style:name="TableColumn169" style:family="table-column">
      <style:table-column-properties style:column-width="2.927in" style:use-optimal-column-width="false"/>
    </style:style>
    <style:style style:name="TableColumn170" style:family="table-column">
      <style:table-column-properties style:column-width="1.125in" style:use-optimal-column-width="false"/>
    </style:style>
    <style:style style:name="Table166" style:family="table">
      <style:table-properties style:width="6.3229in" fo:margin-left="-0.1541in" table:align="left"/>
    </style:style>
    <style:style style:name="TableRow171" style:family="table-row">
      <style:table-row-properties style:min-row-height="0.4305in" style:use-optimal-row-height="false"/>
    </style:style>
    <style:style style:name="TableCell172" style:family="table-cell">
      <style:table-cell-properties fo:border-top="0.0208in solid #000001" fo:border-left="0.0208in solid #000001" fo:border-bottom="0.0625in solid #000001" fo:border-right="0.0208in solid #000001" fo:background-color="#FFFFFF" style:writing-mode="lr-tb" fo:padding-top="0in" fo:padding-left="0.059in" fo:padding-bottom="0in" fo:padding-right="0.075in"/>
    </style:style>
    <style:style style:name="P173" style:parent-style-name="Standard" style:family="paragraph">
      <style:paragraph-properties fo:margin-top="0.0277in" fo:margin-bottom="0.0277in" fo:line-height="100%"/>
    </style:style>
    <style:style style:name="T174" style:parent-style-name="DefaultParagraphFont" style:family="text">
      <style:text-properties fo:font-weight="bold" style:font-weight-asian="bold" fo:color="#000000"/>
    </style:style>
    <style:style style:name="TableCell175" style:family="table-cell">
      <style:table-cell-properties fo:border-top="0.0208in solid #000001" fo:border-left="0.0208in solid #000001" fo:border-bottom="0.0625in solid #000001" fo:border-right="0.0208in solid #000001" fo:background-color="#FFFFFF" style:writing-mode="lr-tb" fo:padding-top="0in" fo:padding-left="0.059in" fo:padding-bottom="0in" fo:padding-right="0.075in"/>
    </style:style>
    <style:style style:name="P176" style:parent-style-name="Standard" style:family="paragraph">
      <style:paragraph-properties fo:margin-top="0.0277in" fo:margin-bottom="0.0277in" fo:line-height="100%"/>
    </style:style>
    <style:style style:name="T177" style:parent-style-name="DefaultParagraphFont" style:family="text">
      <style:text-properties fo:font-weight="bold" style:font-weight-asian="bold" fo:color="#000000"/>
    </style:style>
    <style:style style:name="TableCell178" style:family="table-cell">
      <style:table-cell-properties fo:border-top="0.0208in solid #000001" fo:border-left="0.0208in solid #000001" fo:border-bottom="0.0625in solid #000001" fo:border-right="0.0208in solid #000001" fo:background-color="#FFFFFF" style:writing-mode="lr-tb" fo:padding-top="0in" fo:padding-left="0.059in" fo:padding-bottom="0in" fo:padding-right="0.075in"/>
    </style:style>
    <style:style style:name="P179" style:parent-style-name="Standard" style:family="paragraph">
      <style:paragraph-properties fo:margin-top="0.0277in" fo:margin-bottom="0.0277in" fo:line-height="100%"/>
    </style:style>
    <style:style style:name="T180" style:parent-style-name="DefaultParagraphFont" style:family="text">
      <style:text-properties fo:font-weight="bold" style:font-weight-asian="bold" fo:color="#000000"/>
    </style:style>
    <style:style style:name="TableCell181" style:family="table-cell">
      <style:table-cell-properties fo:border-top="0.0208in solid #000001" fo:border-left="0.0208in solid #000001" fo:border-bottom="0.0625in solid #000001" fo:border-right="0.0208in solid #000001" fo:background-color="#FFFFFF" style:writing-mode="lr-tb" fo:padding-top="0in" fo:padding-left="0.059in" fo:padding-bottom="0in" fo:padding-right="0.075in"/>
    </style:style>
    <style:style style:name="P182" style:parent-style-name="Standard" style:family="paragraph">
      <style:paragraph-properties fo:margin-top="0.0277in" fo:margin-bottom="0.0277in" fo:line-height="100%"/>
    </style:style>
    <style:style style:name="T183" style:parent-style-name="DefaultParagraphFont" style:family="text">
      <style:text-properties fo:font-weight="bold" style:font-weight-asian="bold" fo:color="#000000"/>
    </style:style>
    <style:style style:name="TableRow184" style:family="table-row">
      <style:table-row-properties style:min-row-height="0.4305in" style:use-optimal-row-height="false"/>
    </style:style>
    <style:style style:name="TableCell185"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86" style:parent-style-name="Standard" style:family="paragraph">
      <style:paragraph-properties fo:margin-top="0.0277in" fo:margin-bottom="0.0277in" fo:line-height="100%"/>
    </style:style>
    <style:style style:name="TableCell187"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88" style:parent-style-name="Standard" style:family="paragraph">
      <style:paragraph-properties fo:margin-top="0.0277in" fo:margin-bottom="0.0277in" fo:line-height="100%"/>
    </style:style>
    <style:style style:name="TableCell189"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90" style:parent-style-name="Standard" style:family="paragraph">
      <style:paragraph-properties fo:margin-top="0.0277in" fo:margin-bottom="0.0277in" fo:line-height="100%"/>
    </style:style>
    <style:style style:name="TableCell191"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92" style:parent-style-name="Standard" style:family="paragraph">
      <style:paragraph-properties fo:margin-top="0.0277in" fo:margin-bottom="0.0277in" fo:line-height="100%"/>
    </style:style>
    <style:style style:name="TableRow193" style:family="table-row">
      <style:table-row-properties style:min-row-height="0.4305in" style:use-optimal-row-height="false"/>
    </style:style>
    <style:style style:name="TableCell194"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95" style:parent-style-name="Standard" style:family="paragraph">
      <style:paragraph-properties fo:margin-top="0.0277in" fo:margin-bottom="0.0277in" fo:line-height="100%"/>
    </style:style>
    <style:style style:name="TableCell196"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97" style:parent-style-name="Standard" style:family="paragraph">
      <style:paragraph-properties fo:margin-top="0.0277in" fo:margin-bottom="0.0277in" fo:line-height="100%"/>
    </style:style>
    <style:style style:name="TableCell198"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199" style:parent-style-name="Standard" style:family="paragraph">
      <style:paragraph-properties fo:margin-top="0.0277in" fo:margin-bottom="0.0277in" fo:line-height="100%"/>
    </style:style>
    <style:style style:name="TableCell200" style:family="table-cell">
      <style:table-cell-properties fo:border-top="0.0104in solid #000001" fo:border-left="0.0208in solid #000001" fo:border-bottom="0.0208in solid #000001" fo:border-right="0.0208in solid #000001" fo:background-color="#FFFFFF" style:writing-mode="lr-tb" fo:padding-top="0in" fo:padding-left="0.059in" fo:padding-bottom="0in" fo:padding-right="0.075in"/>
    </style:style>
    <style:style style:name="P201" style:parent-style-name="Standard" style:family="paragraph">
      <style:paragraph-properties fo:margin-top="0.0277in" fo:margin-bottom="0.0277in" fo:line-height="100%"/>
    </style:style>
    <style:style style:name="TableRow202" style:family="table-row">
      <style:table-row-properties style:min-row-height="0.4027in" style:use-optimal-row-height="false"/>
    </style:style>
    <style:style style:name="TableCell203" style:family="table-cell">
      <style:table-cell-properties fo:border="0.0208in solid #000001" fo:background-color="#FFFFFF" style:writing-mode="lr-tb" fo:padding-top="0in" fo:padding-left="0.059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0.0208in solid #000001" fo:background-color="#FFFFFF" style:writing-mode="lr-tb" fo:padding-top="0in" fo:padding-left="0.059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0.0208in solid #000001" fo:background-color="#FFFFFF" style:writing-mode="lr-tb" fo:padding-top="0in" fo:padding-left="0.059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0.0208in solid #000001" fo:background-color="#FFFFFF" style:writing-mode="lr-tb" fo:padding-top="0in" fo:padding-left="0.059in" fo:padding-bottom="0in" fo:padding-right="0.075in"/>
    </style:style>
    <style:style style:name="P210" style:parent-style-name="Standard" style:family="paragraph">
      <style:paragraph-properties fo:margin-top="0.0277in" fo:margin-bottom="0.0277in" fo:line-height="100%"/>
    </style:style>
    <style:style style:name="TableRow211" style:family="table-row">
      <style:table-row-properties style:min-row-height="0.4027in" style:use-optimal-row-height="false"/>
    </style:style>
    <style:style style:name="TableCell212" style:family="table-cell">
      <style:table-cell-properties fo:border="0.0208in solid #000001" fo:background-color="#FFFFFF" style:writing-mode="lr-tb" fo:padding-top="0in" fo:padding-left="0.059in" fo:padding-bottom="0in" fo:padding-right="0.075in"/>
    </style:style>
    <style:style style:name="P213" style:parent-style-name="Standard" style:family="paragraph">
      <style:paragraph-properties fo:margin-top="0.0277in" fo:margin-bottom="0.0277in" fo:line-height="100%"/>
    </style:style>
    <style:style style:name="TableCell214" style:family="table-cell">
      <style:table-cell-properties fo:border="0.0208in solid #000001" fo:background-color="#FFFFFF" style:writing-mode="lr-tb" fo:padding-top="0in" fo:padding-left="0.059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0.0208in solid #000001" fo:background-color="#FFFFFF" style:writing-mode="lr-tb" fo:padding-top="0in" fo:padding-left="0.059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0.0208in solid #000001" fo:background-color="#FFFFFF" style:writing-mode="lr-tb" fo:padding-top="0in" fo:padding-left="0.059in" fo:padding-bottom="0in" fo:padding-right="0.075in"/>
    </style:style>
    <style:style style:name="P219" style:parent-style-name="Standard" style:family="paragraph">
      <style:paragraph-properties fo:margin-top="0.0277in" fo:margin-bottom="0.0277in" fo:line-height="100%"/>
    </style:style>
    <style:style style:name="P220" style:parent-style-name="Standard" style:family="paragraph">
      <style:paragraph-properties fo:line-height="100%"/>
    </style:style>
    <style:style style:name="T221" style:parent-style-name="DefaultParagraphFont" style:family="text">
      <style:text-properties fo:font-weight="bold" style:font-weight-asian="bold"/>
    </style:style>
    <style:style style:name="P222" style:parent-style-name="Standard" style:family="paragraph">
      <style:paragraph-properties fo:line-height="100%"/>
    </style:style>
    <style:style style:name="T223" style:parent-style-name="DefaultParagraphFont" style:family="text">
      <style:text-properties fo:font-weight="bold" style:font-weight-asian="bold" fo:color="#0000FF"/>
    </style:style>
    <style:style style:name="P224" style:parent-style-name="Standard" style:family="paragraph">
      <style:paragraph-properties fo:line-height="100%"/>
    </style:style>
    <style:style style:name="P225" style:parent-style-name="Standard" style:family="paragraph">
      <style:paragraph-properties fo:line-height="100%"/>
    </style:style>
    <style:style style:name="S1" style:family="section">
      <style:section-properties fo:margin-left="0in" fo:margin-right="0in" style:writing-mode="lr-tb"/>
    </style:style>
    <style:style style:name="P226" style:parent-style-name="Heading1" style:family="paragraph">
      <style:paragraph-properties fo:keep-together="auto" fo:break-before="page" fo:margin-top="0in" fo:margin-bottom="0in"/>
    </style:style>
    <style:style style:name="P227" style:parent-style-name="Standard" style:family="paragraph">
      <style:paragraph-properties fo:line-height="100%"/>
    </style:style>
    <style:style style:name="P228" style:parent-style-name="Heading2" style:family="paragraph">
      <style:paragraph-properties fo:keep-together="auto" fo:margin-top="0.25in"/>
    </style:style>
    <style:style style:name="P229" style:parent-style-name="Heading2" style:family="paragraph">
      <style:paragraph-properties fo:margin-top="0.25in"/>
    </style:style>
    <style:style style:name="P230" style:parent-style-name="Standard" style:family="paragraph">
      <style:paragraph-properties fo:text-indent="-0.25in"/>
    </style:style>
    <style:style style:name="P231" style:parent-style-name="Standard" style:family="paragraph">
      <style:paragraph-properties fo:text-indent="-0.25in"/>
    </style:style>
    <style:style style:name="P232" style:parent-style-name="Standard" style:family="paragraph">
      <style:paragraph-properties fo:text-indent="-0.25in"/>
    </style:style>
    <style:style style:name="P233" style:parent-style-name="Heading2" style:family="paragraph">
      <style:paragraph-properties fo:keep-together="auto" fo:margin-top="0.25in"/>
    </style:style>
    <style:style style:name="P234" style:parent-style-name="Standard" style:family="paragraph">
      <style:paragraph-properties fo:text-indent="-0.25in"/>
    </style:style>
    <style:style style:name="P235" style:parent-style-name="Standard" style:family="paragraph">
      <style:paragraph-properties fo:text-indent="-0.25in"/>
    </style:style>
    <style:style style:name="P236" style:parent-style-name="Standard" style:family="paragraph">
      <style:paragraph-properties fo:text-indent="-0.25in"/>
    </style:style>
    <style:style style:name="P237" style:parent-style-name="Standard" style:family="paragraph">
      <style:paragraph-properties fo:text-indent="-0.25in"/>
    </style:style>
    <style:style style:name="P238" style:parent-style-name="Standard" style:family="paragraph">
      <style:paragraph-properties fo:line-height="100%"/>
      <style:text-properties fo:font-weight="bold" style:font-weight-asian="bold" fo:font-size="23pt" style:font-size-asian="23pt" style:font-size-complex="23pt"/>
    </style:style>
    <style:style style:name="P239" style:parent-style-name="Heading1" style:family="paragraph">
      <style:paragraph-properties fo:keep-together="auto" fo:margin-bottom="0in"/>
    </style:style>
    <style:style style:name="P240" style:parent-style-name="Heading1" style:family="paragraph">
      <style:paragraph-properties fo:break-before="page"/>
    </style:style>
    <style:style style:name="P241" style:parent-style-name="Heading2" style:family="paragraph">
      <style:paragraph-properties fo:keep-together="auto" fo:margin-top="0.25in"/>
    </style:style>
    <style:style style:name="P242" style:parent-style-name="Standard" style:family="paragraph"/>
    <style:style style:name="P243" style:parent-style-name="Standard" style:family="paragraph"/>
    <style:style style:name="P244" style:parent-style-name="Standard" style:family="paragraph"/>
    <style:style style:name="P245" style:parent-style-name="Heading2" style:family="paragraph">
      <style:paragraph-properties fo:keep-together="auto" fo:margin-top="0.25in"/>
    </style:style>
    <style:style style:name="P246" style:parent-style-name="Heading2" style:family="paragraph">
      <style:paragraph-properties fo:keep-together="auto" fo:margin-top="0.25in"/>
    </style:style>
    <style:style style:name="P247" style:parent-style-name="Standard" style:family="paragraph">
      <style:paragraph-properties fo:line-height="100%"/>
      <style:text-properties fo:color="#006600"/>
    </style:style>
    <style:style style:name="P248" style:parent-style-name="Standard" style:family="paragraph">
      <style:paragraph-properties fo:line-height="100%"/>
    </style:style>
    <style:style style:name="T249" style:parent-style-name="DefaultParagraphFont" style:family="text">
      <style:text-properties fo:color="#006600"/>
    </style:style>
    <style:style style:name="T250" style:parent-style-name="DefaultParagraphFont" style:family="text">
      <style:text-properties fo:color="#006600"/>
    </style:style>
    <style:style style:name="P251" style:parent-style-name="Heading2" style:family="paragraph">
      <style:paragraph-properties fo:keep-together="auto" fo:margin-top="0.25in"/>
    </style:style>
    <style:style style:name="P252" style:parent-style-name="Heading2" style:family="paragraph">
      <style:paragraph-properties fo:keep-together="auto" fo:margin-top="0.25in"/>
    </style:style>
    <style:style style:name="P253" style:parent-style-name="Heading2" style:family="paragraph">
      <style:paragraph-properties fo:keep-together="auto" fo:margin-top="0.25in"/>
    </style:style>
    <style:style style:name="P254" style:parent-style-name="Standard" style:family="paragraph">
      <style:paragraph-properties fo:text-indent="-0.25in"/>
    </style:style>
    <style:style style:name="P255" style:parent-style-name="Standard" style:family="paragraph">
      <style:paragraph-properties fo:text-indent="-0.25in"/>
    </style:style>
    <style:style style:name="P256" style:parent-style-name="Standard" style:family="paragraph">
      <style:paragraph-properties fo:text-indent="-0.25in"/>
    </style:style>
    <style:style style:name="P257" style:parent-style-name="Standard" style:family="paragraph">
      <style:paragraph-properties fo:text-indent="-0.25in"/>
    </style:style>
    <style:style style:name="P258" style:parent-style-name="Standard" style:family="paragraph">
      <style:paragraph-properties fo:text-indent="-0.25in"/>
    </style:style>
    <style:style style:name="P259" style:parent-style-name="Standard" style:family="paragraph">
      <style:paragraph-properties fo:text-indent="-0.25in"/>
    </style:style>
    <style:style style:name="P260" style:parent-style-name="Standard" style:family="paragraph">
      <style:paragraph-properties fo:text-indent="-0.25in"/>
    </style:style>
    <style:style style:name="P261" style:parent-style-name="Standard" style:family="paragraph">
      <style:paragraph-properties fo:text-indent="-0.25in"/>
    </style:style>
    <style:style style:name="P262" style:parent-style-name="Heading2" style:family="paragraph">
      <style:paragraph-properties fo:keep-together="auto" fo:margin-top="0.25in"/>
    </style:style>
    <style:style style:name="P263" style:parent-style-name="Heading2" style:family="paragraph">
      <style:paragraph-properties fo:keep-together="auto" fo:margin-top="0.25in"/>
    </style:style>
    <style:style style:name="P264" style:parent-style-name="Standard" style:family="paragraph">
      <style:paragraph-properties fo:line-height="100%"/>
    </style:style>
    <style:style style:name="T265" style:parent-style-name="DefaultParagraphFont" style:family="text">
      <style:text-properties fo:color="#006600"/>
    </style:style>
    <style:style style:name="T266" style:parent-style-name="DefaultParagraphFont" style:family="text">
      <style:text-properties fo:color="#006600"/>
    </style:style>
    <style:style style:name="P267" style:parent-style-name="Standard" style:family="paragraph">
      <style:paragraph-properties fo:line-height="100%"/>
      <style:text-properties fo:color="#006600"/>
    </style:style>
    <style:style style:name="P268" style:parent-style-name="Standard" style:family="paragraph">
      <style:paragraph-properties fo:line-height="100%"/>
    </style:style>
    <style:style style:name="T269" style:parent-style-name="DefaultParagraphFont" style:family="text">
      <style:text-properties fo:color="#006600"/>
    </style:style>
    <style:style style:name="T270" style:parent-style-name="DefaultParagraphFont" style:family="text">
      <style:text-properties fo:color="#006600"/>
    </style:style>
    <style:style style:name="P271" style:parent-style-name="Standard" style:family="paragraph">
      <style:paragraph-properties fo:line-height="100%"/>
      <style:text-properties fo:color="#006600"/>
    </style:style>
    <style:style style:name="P272" style:parent-style-name="Standard" style:family="paragraph">
      <style:paragraph-properties fo:line-height="100%"/>
    </style:style>
    <style:style style:name="T273" style:parent-style-name="DefaultParagraphFont" style:family="text">
      <style:text-properties fo:color="#006600"/>
    </style:style>
    <style:style style:name="T274" style:parent-style-name="DefaultParagraphFont" style:family="text">
      <style:text-properties fo:color="#006600"/>
    </style:style>
    <style:style style:name="P275" style:parent-style-name="Standard" style:family="paragraph">
      <style:paragraph-properties fo:line-height="100%"/>
      <style:text-properties fo:color="#006600"/>
    </style:style>
    <style:style style:name="P276" style:parent-style-name="Standard" style:family="paragraph">
      <style:paragraph-properties fo:line-height="100%"/>
    </style:style>
    <style:style style:name="T277" style:parent-style-name="DefaultParagraphFont" style:family="text">
      <style:text-properties fo:color="#006600"/>
    </style:style>
    <style:style style:name="P278" style:parent-style-name="Heading2" style:family="paragraph">
      <style:paragraph-properties fo:keep-together="auto" fo:margin-top="0.25in"/>
    </style:style>
    <style:style style:name="P279" style:parent-style-name="Standard" style:family="paragraph">
      <style:paragraph-properties fo:line-height="100%"/>
      <style:text-properties fo:color="#FF00FF"/>
    </style:style>
    <style:style style:name="P280" style:parent-style-name="Heading1" style:family="paragraph">
      <style:paragraph-properties fo:keep-together="auto"/>
    </style:style>
    <style:style style:name="P281" style:parent-style-name="Heading1" style:family="paragraph">
      <style:paragraph-properties fo:keep-together="auto"/>
    </style:style>
    <style:style style:name="P282" style:parent-style-name="Heading1" style:family="paragraph">
      <style:paragraph-properties fo:keep-together="auto" fo:break-before="page"/>
    </style:style>
    <style:style style:name="P283" style:parent-style-name="Standard" style:family="paragraph">
      <style:paragraph-properties fo:margin-top="0.25in" fo:line-height="100%"/>
    </style:style>
    <style:style style:name="P284" style:parent-style-name="Heading2" style:family="paragraph">
      <style:paragraph-properties fo:margin-top="0.25in"/>
    </style:style>
    <style:style style:name="P285" style:parent-style-name="Heading2" style:family="paragraph">
      <style:paragraph-properties fo:keep-together="auto" fo:margin-top="0.25in"/>
    </style:style>
    <style:style style:name="P286" style:parent-style-name="Heading2" style:family="paragraph">
      <style:paragraph-properties fo:keep-together="auto" fo:margin-top="0.25in"/>
    </style:style>
    <style:style style:name="P287" style:parent-style-name="Standard" style:family="paragraph">
      <style:paragraph-properties fo:line-height="100%"/>
      <style:text-properties fo:color="#006600"/>
    </style:style>
    <style:style style:name="P288" style:parent-style-name="Heading2" style:family="paragraph">
      <style:paragraph-properties fo:keep-together="auto" fo:margin-top="0.25in"/>
    </style:style>
    <style:style style:name="P289" style:parent-style-name="Heading2" style:family="paragraph">
      <style:paragraph-properties fo:keep-together="auto" fo:margin-top="0.25in"/>
      <style:text-properties fo:font-weight="normal" style:font-weight-asian="normal" fo:color="#006600" fo:font-size="11pt" style:font-size-asian="11pt" style:font-size-complex="11pt"/>
    </style:style>
    <style:style style:name="P290" style:parent-style-name="Heading1" style:family="paragraph">
      <style:paragraph-properties fo:keep-together="auto" fo:margin-bottom="0in"/>
    </style:style>
    <style:style style:name="P291" style:parent-style-name="Heading1" style:family="paragraph">
      <style:paragraph-properties fo:keep-together="auto" fo:break-before="page" fo:margin-top="0in"/>
    </style:style>
    <style:style style:name="P292" style:parent-style-name="Standard" style:family="paragraph">
      <style:paragraph-properties fo:text-indent="-0.25in"/>
    </style:style>
    <style:style style:name="P293" style:parent-style-name="Standard" style:family="paragraph">
      <style:paragraph-properties fo:text-indent="-0.25in"/>
    </style:style>
    <style:style style:name="P294" style:parent-style-name="Standard" style:family="paragraph">
      <style:paragraph-properties fo:text-indent="-0.25in"/>
    </style:style>
    <style:style style:name="P295" style:parent-style-name="Standard" style:family="paragraph">
      <style:paragraph-properties fo:text-indent="-0.25in"/>
    </style:style>
    <style:style style:name="P296" style:parent-style-name="Standard" style:family="paragraph">
      <style:paragraph-properties>
        <style:tab-stops>
          <style:tab-stop style:type="left" style:position="0.5in"/>
          <style:tab-stop style:type="left" style:position="1.0555in"/>
        </style:tab-stops>
      </style:paragraph-properties>
      <style:text-properties fo:font-style="italic" style:font-style-asian="italic"/>
    </style:style>
    <style:style style:name="P297" style:parent-style-name="Heading2" style:family="paragraph">
      <style:paragraph-properties fo:keep-together="auto" fo:margin-top="0.25in"/>
    </style:style>
    <style:style style:name="P298" style:parent-style-name="Standard" style:family="paragraph">
      <style:paragraph-properties fo:text-indent="-0.25in"/>
    </style:style>
    <style:style style:name="P299" style:parent-style-name="Standard" style:family="paragraph">
      <style:paragraph-properties fo:text-indent="-0.25in"/>
    </style:style>
    <style:style style:name="P300" style:parent-style-name="Standard" style:family="paragraph">
      <style:paragraph-properties fo:text-indent="-0.25in"/>
    </style:style>
    <style:style style:name="P301" style:parent-style-name="Standard" style:family="paragraph">
      <style:paragraph-properties fo:text-indent="-0.25in">
        <style:tab-stops>
          <style:tab-stop style:type="left" style:position="0.0625in"/>
        </style:tab-stops>
      </style:paragraph-properties>
    </style:style>
    <style:style style:name="P302" style:parent-style-name="Standard" style:family="paragraph">
      <style:paragraph-properties fo:text-indent="-0.25in">
        <style:tab-stops>
          <style:tab-stop style:type="left" style:position="0.0625in"/>
        </style:tab-stops>
      </style:paragraph-properties>
    </style:style>
    <style:style style:name="P303" style:parent-style-name="Standard" style:family="paragraph">
      <style:paragraph-properties fo:text-indent="-0.25in">
        <style:tab-stops>
          <style:tab-stop style:type="left" style:position="0.0625in"/>
        </style:tab-stops>
      </style:paragraph-properties>
    </style:style>
    <style:style style:name="P304" style:parent-style-name="Standard" style:family="paragraph">
      <style:paragraph-properties fo:text-indent="-0.25in">
        <style:tab-stops>
          <style:tab-stop style:type="left" style:position="0.5625in"/>
        </style:tab-stops>
      </style:paragraph-properties>
    </style:style>
    <style:style style:name="P305" style:parent-style-name="Standard" style:family="paragraph">
      <style:paragraph-properties fo:text-indent="-0.25in">
        <style:tab-stops>
          <style:tab-stop style:type="left" style:position="0.5625in"/>
        </style:tab-stops>
      </style:paragraph-properties>
    </style:style>
    <style:style style:name="P306" style:parent-style-name="Standard" style:family="paragraph">
      <style:paragraph-properties fo:text-indent="-0.25in">
        <style:tab-stops>
          <style:tab-stop style:type="left" style:position="0.0625in"/>
        </style:tab-stops>
      </style:paragraph-properties>
    </style:style>
    <style:style style:name="P307" style:parent-style-name="Standard" style:family="paragraph">
      <style:paragraph-properties fo:text-indent="-0.25in">
        <style:tab-stops>
          <style:tab-stop style:type="left" style:position="0.0625in"/>
        </style:tab-stops>
      </style:paragraph-properties>
    </style:style>
    <style:style style:name="P308" style:parent-style-name="Standard" style:family="paragraph">
      <style:paragraph-properties>
        <style:tab-stops>
          <style:tab-stop style:type="left" style:position="0.5in"/>
          <style:tab-stop style:type="left" style:position="1.0555in"/>
        </style:tab-stops>
      </style:paragraph-properties>
    </style:style>
    <style:style style:name="P309" style:parent-style-name="Standard" style:family="paragraph">
      <style:paragraph-properties>
        <style:tab-stops>
          <style:tab-stop style:type="left" style:position="0.5in"/>
          <style:tab-stop style:type="left" style:position="1.0555in"/>
        </style:tab-stops>
      </style:paragraph-properties>
    </style:style>
    <style:style style:name="P310" style:parent-style-name="Standard" style:family="paragraph">
      <style:paragraph-properties>
        <style:tab-stops>
          <style:tab-stop style:type="left" style:position="0.5in"/>
          <style:tab-stop style:type="left" style:position="1.0555in"/>
        </style:tab-stops>
      </style:paragraph-properties>
    </style:style>
    <style:style style:name="P311" style:parent-style-name="Heading2" style:family="paragraph">
      <style:paragraph-properties fo:keep-together="auto" fo:margin-top="0.25in"/>
    </style:style>
    <style:style style:name="P312" style:parent-style-name="Standard" style:family="paragraph">
      <style:paragraph-properties>
        <style:tab-stops>
          <style:tab-stop style:type="left" style:position="0.5in"/>
          <style:tab-stop style:type="left" style:position="1.0555in"/>
        </style:tab-stops>
      </style:paragraph-properties>
    </style:style>
    <style:style style:name="P313" style:parent-style-name="Standard" style:family="paragraph">
      <style:paragraph-properties>
        <style:tab-stops>
          <style:tab-stop style:type="left" style:position="0.5in"/>
          <style:tab-stop style:type="left" style:position="1.0555in"/>
        </style:tab-stops>
      </style:paragraph-properties>
    </style:style>
    <style:style style:name="P314" style:parent-style-name="Standard" style:family="paragraph">
      <style:paragraph-properties>
        <style:tab-stops>
          <style:tab-stop style:type="left" style:position="0.5in"/>
          <style:tab-stop style:type="left" style:position="1.0555in"/>
        </style:tab-stops>
      </style:paragraph-properties>
    </style:style>
    <style:style style:name="P315" style:parent-style-name="Standard" style:family="paragraph">
      <style:paragraph-properties fo:text-indent="-0.25in">
        <style:tab-stops>
          <style:tab-stop style:type="left" style:position="0in"/>
          <style:tab-stop style:type="left" style:position="0.5555in"/>
        </style:tab-stops>
      </style:paragraph-properties>
    </style:style>
    <style:style style:name="P316" style:parent-style-name="Standard" style:family="paragraph">
      <style:paragraph-properties fo:text-indent="-0.25in">
        <style:tab-stops>
          <style:tab-stop style:type="left" style:position="0in"/>
          <style:tab-stop style:type="left" style:position="0.5555in"/>
        </style:tab-stops>
      </style:paragraph-properties>
    </style:style>
    <style:style style:name="P317" style:parent-style-name="Standard" style:family="paragraph">
      <style:paragraph-properties fo:text-indent="-0.25in">
        <style:tab-stops>
          <style:tab-stop style:type="left" style:position="0in"/>
          <style:tab-stop style:type="left" style:position="0.5555in"/>
        </style:tab-stops>
      </style:paragraph-properties>
    </style:style>
    <style:style style:name="P318" style:parent-style-name="Standard" style:family="paragraph">
      <style:paragraph-properties fo:text-indent="-0.25in">
        <style:tab-stops>
          <style:tab-stop style:type="left" style:position="0in"/>
          <style:tab-stop style:type="left" style:position="0.5555in"/>
        </style:tab-stops>
      </style:paragraph-properties>
    </style:style>
    <style:style style:name="P319" style:parent-style-name="Standard" style:family="paragraph">
      <style:paragraph-properties fo:text-indent="-0.25in">
        <style:tab-stops>
          <style:tab-stop style:type="left" style:position="0in"/>
          <style:tab-stop style:type="left" style:position="0.5555in"/>
        </style:tab-stops>
      </style:paragraph-properties>
    </style:style>
    <style:style style:name="P320" style:parent-style-name="Standard" style:family="paragraph">
      <style:paragraph-properties fo:text-indent="-0.25in">
        <style:tab-stops>
          <style:tab-stop style:type="left" style:position="0in"/>
          <style:tab-stop style:type="left" style:position="0.5555in"/>
        </style:tab-stops>
      </style:paragraph-properties>
    </style:style>
    <style:style style:name="P321" style:parent-style-name="Standard" style:family="paragraph">
      <style:paragraph-properties fo:text-indent="-0.25in">
        <style:tab-stops>
          <style:tab-stop style:type="left" style:position="0in"/>
          <style:tab-stop style:type="left" style:position="0.5555in"/>
        </style:tab-stops>
      </style:paragraph-properties>
    </style:style>
    <style:style style:name="P322" style:parent-style-name="Standard" style:family="paragraph">
      <style:paragraph-properties fo:text-indent="-0.25in">
        <style:tab-stops>
          <style:tab-stop style:type="left" style:position="0in"/>
          <style:tab-stop style:type="left" style:position="0.5555in"/>
        </style:tab-stops>
      </style:paragraph-properties>
    </style:style>
    <style:style style:name="P323" style:parent-style-name="Standard" style:family="paragraph">
      <style:paragraph-properties fo:text-indent="-0.25in">
        <style:tab-stops>
          <style:tab-stop style:type="left" style:position="0in"/>
          <style:tab-stop style:type="left" style:position="0.5555in"/>
        </style:tab-stops>
      </style:paragraph-properties>
    </style:style>
    <style:style style:name="P324" style:parent-style-name="Standard" style:family="paragraph">
      <style:paragraph-properties fo:text-indent="-0.25in">
        <style:tab-stops>
          <style:tab-stop style:type="left" style:position="0in"/>
          <style:tab-stop style:type="left" style:position="0.5555in"/>
        </style:tab-stops>
      </style:paragraph-properties>
    </style:style>
    <style:style style:name="P325" style:parent-style-name="Standard" style:family="paragraph">
      <style:paragraph-properties fo:text-indent="-0.25in">
        <style:tab-stops>
          <style:tab-stop style:type="left" style:position="0in"/>
          <style:tab-stop style:type="left" style:position="0.5555in"/>
        </style:tab-stops>
      </style:paragraph-properties>
    </style:style>
    <style:style style:name="P326" style:parent-style-name="Standard" style:family="paragraph">
      <style:paragraph-properties fo:text-indent="-0.25in">
        <style:tab-stops>
          <style:tab-stop style:type="left" style:position="0in"/>
          <style:tab-stop style:type="left" style:position="0.5555in"/>
        </style:tab-stops>
      </style:paragraph-properties>
    </style:style>
    <style:style style:name="P327" style:parent-style-name="Heading2" style:family="paragraph">
      <style:paragraph-properties fo:keep-together="auto" fo:margin-top="0.25in"/>
    </style:style>
    <style:style style:name="P328" style:parent-style-name="Standard" style:family="paragraph">
      <style:paragraph-properties fo:text-indent="-0.25in"/>
    </style:style>
    <style:style style:name="P329" style:parent-style-name="Standard" style:family="paragraph">
      <style:paragraph-properties fo:text-indent="-0.25in"/>
    </style:style>
    <style:style style:name="P330" style:parent-style-name="Standard" style:family="paragraph">
      <style:paragraph-properties fo:text-indent="-0.25in"/>
    </style:style>
    <style:style style:name="P331" style:parent-style-name="Standard" style:family="paragraph">
      <style:paragraph-properties fo:text-indent="-0.25in"/>
    </style:style>
    <style:style style:name="P332" style:parent-style-name="Standard" style:family="paragraph">
      <style:paragraph-properties fo:text-indent="-0.25in"/>
    </style:style>
    <style:style style:name="P333" style:parent-style-name="Standard" style:family="paragraph">
      <style:paragraph-properties fo:text-indent="-0.25in"/>
    </style:style>
    <style:style style:name="P334" style:parent-style-name="Heading2" style:family="paragraph">
      <style:paragraph-properties fo:keep-together="auto" fo:margin-top="0.25in"/>
    </style:style>
    <style:style style:name="P335" style:parent-style-name="Standard" style:family="paragraph">
      <style:paragraph-properties>
        <style:tab-stops>
          <style:tab-stop style:type="left" style:position="0.5in"/>
          <style:tab-stop style:type="left" style:position="1.0555in"/>
        </style:tab-stops>
      </style:paragraph-properties>
    </style:style>
    <style:style style:name="P336" style:parent-style-name="Standard" style:family="paragraph">
      <style:text-properties fo:color="#006600" fo:font-size="11pt" style:font-size-asian="11pt" style:font-size-complex="11pt"/>
    </style:style>
    <style:style style:name="P337" style:parent-style-name="Standard" style:family="paragraph">
      <style:text-properties fo:color="#006600" fo:font-size="11pt" style:font-size-asian="11pt" style:font-size-complex="11pt"/>
    </style:style>
    <style:style style:name="P338" style:parent-style-name="Heading1" style:family="paragraph">
      <style:paragraph-properties fo:keep-together="auto" fo:break-before="page"/>
    </style:style>
    <style:style style:name="P339" style:parent-style-name="Heading2" style:family="paragraph">
      <style:paragraph-properties fo:keep-together="auto" fo:margin-top="0.25in"/>
    </style:style>
    <style:style style:name="P340" style:parent-style-name="Standard" style:family="paragraph">
      <style:paragraph-properties fo:text-indent="-0.25in"/>
    </style:style>
    <style:style style:name="P341" style:parent-style-name="Standard" style:family="paragraph">
      <style:paragraph-properties fo:text-indent="-0.25in"/>
    </style:style>
    <style:style style:name="P342" style:parent-style-name="Standard" style:family="paragraph">
      <style:paragraph-properties fo:text-indent="-0.25in"/>
    </style:style>
    <style:style style:name="P343" style:parent-style-name="Heading2" style:family="paragraph">
      <style:paragraph-properties fo:keep-together="auto" fo:margin-top="0.25in"/>
    </style:style>
    <style:style style:name="P344" style:parent-style-name="Heading2" style:family="paragraph">
      <style:paragraph-properties fo:keep-together="auto" fo:margin-top="0.25in"/>
    </style:style>
    <style:style style:name="P345" style:parent-style-name="Heading2" style:family="paragraph">
      <style:paragraph-properties fo:keep-together="auto" fo:margin-top="0.25in"/>
    </style:style>
    <style:style style:name="P346" style:parent-style-name="Heading2" style:family="paragraph">
      <style:paragraph-properties fo:keep-together="auto" fo:margin-top="0.25in"/>
    </style:style>
    <style:style style:name="P347" style:parent-style-name="Heading1" style:family="paragraph">
      <style:paragraph-properties fo:keep-together="auto" fo:margin-bottom="0in"/>
    </style:style>
    <style:style style:name="P348" style:parent-style-name="Heading1" style:family="paragraph">
      <style:paragraph-properties fo:keep-together="auto" fo:margin-top="0in" fo:margin-bottom="0in"/>
    </style:style>
    <style:style style:name="P349" style:parent-style-name="Heading1" style:family="paragraph">
      <style:paragraph-properties fo:keep-together="auto" fo:break-before="page" fo:margin-top="0in"/>
    </style:style>
    <style:style style:name="P350" style:parent-style-name="Heading1" style:family="paragraph">
      <style:paragraph-properties fo:break-before="page"/>
    </style:style>
    <style:style style:name="P351" style:parent-style-name="Standard" style:family="paragraph">
      <style:paragraph-properties fo:line-height="100%"/>
    </style:style>
    <style:style style:name="T352" style:parent-style-name="DefaultParagraphFont" style:family="text">
      <style:text-properties fo:color="#006600"/>
    </style:style>
    <style:style style:name="T353" style:parent-style-name="DefaultParagraphFont" style:family="text">
      <style:text-properties fo:color="#006600"/>
    </style:style>
    <style:style style:name="P354" style:parent-style-name="Standard" style:family="paragraph">
      <style:paragraph-properties fo:line-height="100%"/>
      <style:text-properties fo:color="#006600"/>
    </style:style>
    <style:style style:name="P355" style:parent-style-name="Standard" style:family="paragraph">
      <style:paragraph-properties fo:line-height="100%"/>
    </style:style>
    <style:style style:name="T356" style:parent-style-name="DefaultParagraphFont" style:family="text">
      <style:text-properties fo:color="#006600"/>
    </style:style>
    <style:style style:name="P357" style:parent-style-name="Standard" style:family="paragraph">
      <style:paragraph-properties fo:line-height="100%"/>
      <style:text-properties fo:color="#006600"/>
    </style:style>
    <style:style style:name="P358" style:parent-style-name="Standard" style:family="paragraph">
      <style:paragraph-properties fo:line-height="100%"/>
      <style:text-properties fo:color="#006600"/>
    </style:style>
    <style:style style:name="P359" style:parent-style-name="Standard" style:family="paragraph">
      <style:paragraph-properties fo:line-height="100%"/>
      <style:text-properties fo:color="#006600"/>
    </style:style>
    <style:style style:name="P360" style:parent-style-name="Heading1" style:family="paragraph">
      <style:paragraph-properties fo:break-before="page"/>
    </style:style>
    <style:style style:name="P361" style:parent-style-name="Standard" style:family="paragraph">
      <style:paragraph-properties fo:line-height="100%"/>
      <style:text-properties fo:color="#006600"/>
    </style:style>
    <style:style style:name="P362" style:parent-style-name="Standard" style:family="paragraph">
      <style:paragraph-properties fo:line-height="100%"/>
      <style:text-properties fo:color="#006600"/>
    </style:style>
    <style:style style:name="P363" style:parent-style-name="Heading1" style:family="paragraph">
      <style:paragraph-properties fo:break-before="page"/>
    </style:style>
    <style:style style:name="P364" style:parent-style-name="Standard" style:family="paragraph">
      <style:paragraph-properties fo:line-height="100%"/>
      <style:text-properties fo:color="#FF00FF"/>
    </style:style>
    <style:style style:name="P365" style:parent-style-name="Standard" style:family="paragraph">
      <style:paragraph-properties fo:line-height="100%"/>
      <style:text-properties fo:font-weight="bold" style:font-weight-asian="bold" fo:font-size="18pt" style:font-size-asian="18pt" style:font-size-complex="18pt"/>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P368" style:parent-style-name="Standard" style:family="paragraph">
      <style:paragraph-properties fo:break-before="page" fo:line-height="100%"/>
    </style:style>
    <style:style style:name="T369" style:parent-style-name="DefaultParagraphFont" style:family="text">
      <style:text-properties fo:font-weight="bold" style:font-weight-asian="bold" fo:color="#000001" fo:font-size="14pt" style:font-size-asian="14pt" style:font-size-complex="14pt"/>
    </style:style>
    <style:style style:name="P370" style:parent-style-name="Standard" style:family="paragraph">
      <style:paragraph-properties fo:line-height="100%" fo:text-indent="-0.25in"/>
    </style:style>
    <style:style style:name="T371" style:parent-style-name="DefaultParagraphFont" style:family="text">
      <style:text-properties fo:color="#000001"/>
    </style:style>
    <style:style style:name="P372" style:parent-style-name="Standard" style:family="paragraph">
      <style:paragraph-properties fo:line-height="100%" fo:text-indent="-0.25in"/>
    </style:style>
    <style:style style:name="T373" style:parent-style-name="DefaultParagraphFont" style:family="text">
      <style:text-properties fo:color="#000001"/>
    </style:style>
    <style:style style:name="T374" style:parent-style-name="DefaultParagraphFont" style:family="text">
      <style:text-properties fo:font-weight="bold" style:font-weight-asian="bold" fo:color="#0000FF"/>
    </style:style>
    <style:style style:name="T375" style:parent-style-name="DefaultParagraphFont" style:family="text">
      <style:text-properties fo:font-weight="bold" style:font-weight-asian="bold" fo:color="#000001"/>
    </style:style>
    <style:style style:name="T376" style:parent-style-name="DefaultParagraphFont" style:family="text">
      <style:text-properties fo:color="#000001"/>
    </style:style>
    <style:style style:name="T377" style:parent-style-name="DefaultParagraphFont" style:family="text">
      <style:text-properties fo:color="#000001"/>
    </style:style>
    <style:style style:name="T378" style:parent-style-name="DefaultParagraphFont" style:family="text">
      <style:text-properties fo:font-weight="bold" style:font-weight-asian="bold" fo:color="#0000FF"/>
    </style:style>
    <style:style style:name="T379" style:parent-style-name="DefaultParagraphFont" style:family="text">
      <style:text-properties fo:color="#0000FF"/>
    </style:style>
    <style:style style:name="T380" style:parent-style-name="DefaultParagraphFont" style:family="text">
      <style:text-properties fo:color="#000001"/>
    </style:style>
    <style:style style:name="P381" style:parent-style-name="Standard" style:family="paragraph">
      <style:paragraph-properties fo:line-height="100%" fo:text-indent="-0.25in"/>
    </style:style>
    <style:style style:name="T382" style:parent-style-name="DefaultParagraphFont" style:family="text">
      <style:text-properties fo:color="#000001"/>
    </style:style>
    <style:style style:name="T383" style:parent-style-name="DefaultParagraphFont" style:family="text">
      <style:text-properties fo:font-weight="bold" style:font-weight-asian="bold"/>
    </style:style>
    <style:style style:name="T384" style:parent-style-name="DefaultParagraphFont" style:family="text">
      <style:text-properties fo:color="#000001"/>
    </style:style>
    <style:style style:name="T385" style:parent-style-name="DefaultParagraphFont" style:family="text">
      <style:text-properties fo:color="#000001"/>
    </style:style>
    <style:style style:name="T386" style:parent-style-name="DefaultParagraphFont" style:family="text">
      <style:text-properties fo:color="#000001"/>
    </style:style>
    <style:style style:name="P387" style:parent-style-name="Standard" style:family="paragraph">
      <style:paragraph-properties fo:line-height="100%" fo:text-indent="-0.25in"/>
    </style:style>
    <style:style style:name="T388" style:parent-style-name="DefaultParagraphFont" style:family="text">
      <style:text-properties fo:font-weight="bold" style:font-weight-asian="bold" fo:color="#000001"/>
    </style:style>
    <style:style style:name="T389" style:parent-style-name="DefaultParagraphFont" style:family="text">
      <style:text-properties fo:color="#000001"/>
    </style:style>
    <style:style style:name="T390" style:parent-style-name="DefaultParagraphFont" style:family="text">
      <style:text-properties fo:color="#000001"/>
    </style:style>
    <style:style style:name="P391" style:parent-style-name="Standard" style:family="paragraph">
      <style:paragraph-properties fo:line-height="100%" fo:text-indent="-0.25in"/>
    </style:style>
    <style:style style:name="T392" style:parent-style-name="DefaultParagraphFont" style:family="text">
      <style:text-properties fo:color="#000001"/>
    </style:style>
    <style:style style:name="P393" style:parent-style-name="Standard" style:family="paragraph">
      <style:paragraph-properties fo:line-height="100%" fo:text-indent="-0.25in"/>
    </style:style>
    <style:style style:name="T394" style:parent-style-name="DefaultParagraphFont" style:family="text">
      <style:text-properties fo:color="#000001"/>
    </style:style>
    <style:style style:name="P395" style:parent-style-name="Standard" style:family="paragraph">
      <style:paragraph-properties fo:line-height="100%" fo:text-indent="-0.25in"/>
    </style:style>
    <style:style style:name="T396" style:parent-style-name="DefaultParagraphFont" style:family="text">
      <style:text-properties fo:color="#000001"/>
    </style:style>
    <style:style style:name="P397" style:parent-style-name="Standard" style:family="paragraph">
      <style:paragraph-properties fo:line-height="100%" fo:text-indent="-0.25in"/>
    </style:style>
    <style:style style:name="T398" style:parent-style-name="DefaultParagraphFont" style:family="text">
      <style:text-properties fo:color="#000001"/>
    </style:style>
    <style:style style:name="P399" style:parent-style-name="Standard" style:family="paragraph">
      <style:paragraph-properties fo:line-height="100%" fo:text-indent="-0.25in"/>
    </style:style>
    <style:style style:name="T400" style:parent-style-name="DefaultParagraphFont" style:family="text">
      <style:text-properties fo:color="#000001"/>
    </style:style>
    <style:style style:name="P401" style:parent-style-name="Standard" style:family="paragraph">
      <style:paragraph-properties fo:line-height="100%" fo:text-indent="-0.25in"/>
    </style:style>
    <style:style style:name="T402" style:parent-style-name="DefaultParagraphFont" style:family="text">
      <style:text-properties fo:color="#000001"/>
    </style:style>
    <style:style style:name="P403" style:parent-style-name="Standard" style:family="paragraph">
      <style:paragraph-properties fo:line-height="100%" fo:text-indent="-0.25in"/>
    </style:style>
    <style:style style:name="T404" style:parent-style-name="DefaultParagraphFont" style:family="text">
      <style:text-properties fo:color="#000001"/>
    </style:style>
    <style:style style:name="P405" style:parent-style-name="Standard" style:family="paragraph">
      <style:paragraph-properties fo:line-height="100%" fo:text-indent="-0.25in"/>
    </style:style>
    <style:style style:name="T406" style:parent-style-name="DefaultParagraphFont" style:family="text">
      <style:text-properties fo:color="#000001"/>
    </style:style>
    <style:style style:name="T407" style:parent-style-name="DefaultParagraphFont" style:family="text">
      <style:text-properties fo:color="#000001"/>
    </style:style>
    <style:style style:name="P408" style:parent-style-name="Standard" style:family="paragraph">
      <style:paragraph-properties fo:line-height="100%"/>
    </style:style>
    <style:style style:name="P409" style:parent-style-name="Standard" style:family="paragraph">
      <style:paragraph-properties fo:line-height="100%"/>
    </style:style>
  </office:automatic-styles>
  <office:body>
    <office:text text:use-soft-page-breaks="true">
      <text:p text:style-name="P1"/>
      <text:p text:style-name="P4"/>
      <text:p text:style-name="P5"/>
      <text:p text:style-name="P6"/>
      <text:p text:style-name="P7"><text:span text:style-name="T8">Software Requirements Specification</text:span></text:p>
      <text:p text:style-name="P9"/>
      <text:p text:style-name="P10"><text:span text:style-name="T11">for</text:span></text:p>
      <text:p text:style-name="P12"/>
      <text:p text:style-name="P13"><text:span text:style-name="T14">&lt;Insert project name here...&gt;</text:span></text:p>
      <text:p text:style-name="P15"/>
      <text:p text:style-name="P16"><text:span text:style-name="T17">Version<text:s/></text:span><text:span text:style-name="T18">&lt;Insert version number here...&gt;</text:span><text:span text:style-name="T19"><text:s/></text:span><text:span text:style-name="T20">approved</text:span></text:p>
      <text:p text:style-name="P21"/>
      <text:p text:style-name="P22"><text:span text:style-name="T23">Prepared by</text:span><text:span text:style-name="T24"><text:s/></text:span><text:span text:style-name="T25">&lt;Insert individual group member names<text:s/></text:span><text:span text:style-name="T26">here...&gt;</text:span></text:p>
      <text:p text:style-name="P27"/>
      <text:p text:style-name="P28"><text:span text:style-name="T29">&lt;Insert company / project sponsor name here...&gt;</text:span></text:p>
      <text:p text:style-name="P30"/>
      <text:p text:style-name="P31"><text:span text:style-name="T32">&lt;Insert date created here...&gt;</text:span></text:p>
      <text:p text:style-name="P33"/>
      <text:p text:style-name="P34"/>
      <text:p text:style-name="P35"/>
      <text:soft-page-break/>
      <text:h text:style-name="P36" text:outline-level="1">Table of Contents</text:h>
      <text:p text:style-name="P37"><text:span text:style-name="T38">Table of Contents...................................................................................................................</text:span><text:span text:style-name="T39"><text:tab/>&lt;pg #&gt;</text:span></text:p>
      <text:p text:style-name="P40"><text:span text:style-name="T41">Revision History.....................................................................................................................</text:span><text:span text:style-name="T42"><text:tab/>&lt;pg #&gt;</text:span></text:p>
      <text:list text:style-name="WWNum7">
        <text:list-item text:start-value="1">
          <text:p text:style-name="P43"><text:span text:style-name="T44">Introduction.......................................................................................................</text:span><text:span text:style-name="T45">.........</text:span><text:span text:style-name="T46"><text:tab/>&lt;pg #&gt;</text:span></text:p>
          <text:list text:continue-numbering="true">
            <text:list-item>
              <text:p text:style-name="P47"><text:span text:style-name="T48">Purpose...........................................................................................................</text:span><text:span text:style-name="T49"><text:tab/>&lt;pg #&gt;</text:span><text:span text:style-name="T50"><text:tab/></text:span></text:p>
            </text:list-item>
            <text:list-item>
              <text:p text:style-name="P51"><text:span text:style-name="T52">Intended Audience and Reading Suggestions................................................</text:span><text:span text:style-name="T53"><text:tab/>&lt;pg #&gt;</text:span></text:p>
            </text:list-item>
            <text:list-item>
              <text:p text:style-name="P54"><text:span text:style-name="T55">Product Scope</text:span><text:span text:style-name="T56">................................................................................................</text:span><text:span text:style-name="T57"><text:tab/>&lt;pg #&gt;</text:span></text:p>
            </text:list-item>
            <text:list-item>
              <text:p text:style-name="P58"><text:span text:style-name="T59">Definitions, Acronyms, and Abbreviations ..................................................</text:span><text:span text:style-name="T60"><text:tab/>&lt;pg #&gt;</text:span></text:p>
            </text:list-item>
            <text:list-item>
              <text:p text:style-name="P61"><text:span text:style-name="T62">References...........................................</text:span><text:span text:style-name="T63">...........................................................&lt;pg #&gt;</text:span></text:p>
            </text:list-item>
          </text:list>
        </text:list-item>
        <text:list-item>
          <text:p text:style-name="P64"><text:span text:style-name="T65">Overall Description....................................................................................................</text:span><text:span text:style-name="T66"><text:tab/>&lt;pg #&gt;</text:span></text:p>
          <text:list text:continue-numbering="true">
            <text:list-item>
              <text:p text:style-name="P67"><text:span text:style-name="T68">System Analysis</text:span><text:span text:style-name="T69">................................................</text:span><text:span text:style-name="T70">........................................</text:span><text:span text:style-name="T71"><text:tab/>&lt;pg #&gt;</text:span></text:p>
            </text:list-item>
            <text:list-item>
              <text:p text:style-name="P72"><text:span text:style-name="T73">Product Perspective........................................................................................</text:span><text:span text:style-name="T74"><text:tab/>&lt;pg #&gt;</text:span></text:p>
            </text:list-item>
            <text:list-item>
              <text:p text:style-name="P75"><text:span text:style-name="T76">Product Functions............................................................................</text:span><text:span text:style-name="T77">...............&lt;pg #&gt;</text:span></text:p>
            </text:list-item>
            <text:list-item>
              <text:p text:style-name="P78"><text:span text:style-name="T79">User Classes and Characteristics....................................................................&lt;pg #&gt;</text:span></text:p>
            </text:list-item>
            <text:list-item>
              <text:p text:style-name="P80"><text:span text:style-name="T81">Operating Environment..................................................................................</text:span><text:span text:style-name="T82"><text:tab/>&lt;pg #&gt;</text:span></text:p>
            </text:list-item>
            <text:list-item>
              <text:p text:style-name="P83"><text:span text:style-name="T84">Design and Imple</text:span><text:span text:style-name="T85">mentation Constraints........................................................</text:span><text:span text:style-name="T86"><text:tab/>&lt;pg #&gt;</text:span></text:p>
            </text:list-item>
            <text:list-item>
              <text:p text:style-name="P87"><text:span text:style-name="T88">User Documentation......................................................................................</text:span><text:span text:style-name="T89"><text:tab/>&lt;pg #&gt;</text:span></text:p>
            </text:list-item>
            <text:list-item>
              <text:p text:style-name="P90"><text:span text:style-name="T91">Assumptions and Dependencies...............................</text:span><text:span text:style-name="T92">.....................................</text:span><text:span text:style-name="T93"><text:tab/>&lt;pg #&gt;</text:span></text:p>
            </text:list-item>
            <text:list-item>
              <text:p text:style-name="P94"><text:span text:style-name="T95">Apportioning of Requirements......................................................................</text:span><text:span text:style-name="T96"><text:tab/>&lt;pg #&gt;</text:span></text:p>
            </text:list-item>
          </text:list>
        </text:list-item>
        <text:list-item>
          <text:p text:style-name="P97"><text:span text:style-name="T98">External Interface Requirements..........................................................................</text:span><text:span text:style-name="T99">.....</text:span><text:span text:style-name="T100"><text:tab/>&lt;pg #&gt;</text:span></text:p>
          <text:list text:continue-numbering="true">
            <text:list-item>
              <text:p text:style-name="P101"><text:span text:style-name="T102">User Interfaces...............................................................................................</text:span><text:span text:style-name="T103"><text:tab/>&lt;pg #&gt;</text:span></text:p>
            </text:list-item>
            <text:list-item>
              <text:p text:style-name="P104"><text:span text:style-name="T105">Hardware Interfaces.......................................................................................</text:span><text:span text:style-name="T106"><text:tab/>&lt;pg #&gt;</text:span></text:p>
            </text:list-item>
            <text:list-item>
              <text:p text:style-name="P107"><text:span text:style-name="T108">Software In</text:span><text:span text:style-name="T109">terfaces........................................................................................</text:span><text:span text:style-name="T110"><text:tab/>&lt;pg #&gt;</text:span></text:p>
            </text:list-item>
            <text:list-item>
              <text:p text:style-name="P111"><text:span text:style-name="T112">Communications Interfaces...........................................................................</text:span><text:span text:style-name="T113"><text:tab/>&lt;pg #&gt;</text:span></text:p>
            </text:list-item>
          </text:list>
        </text:list-item>
        <text:list-item>
          <text:p text:style-name="P114"><text:span text:style-name="T115">Requirements Specification</text:span><text:span text:style-name="T116">.......................................................................................</text:span><text:span text:style-name="T117"><text:tab/>&lt;pg #&gt;</text:span></text:p>
          <text:list text:continue-numbering="true">
            <text:list-item>
              <text:p text:style-name="P118"><text:span text:style-name="T119">Functional Requirements...............................................................................</text:span><text:span text:style-name="T120"><text:tab/>&lt;pg #&gt;</text:span></text:p>
            </text:list-item>
            <text:list-item>
              <text:p text:style-name="P121"><text:span text:style-name="T122">External Interface Requirements....................</text:span><text:span text:style-name="T123">...............................................</text:span><text:span text:style-name="T124"><text:tab/>&lt;pg #&gt;</text:span></text:p>
            </text:list-item>
            <text:list-item>
              <text:p text:style-name="P125"><text:span text:style-name="T126">Logical Database Requirements....................................................................</text:span><text:span text:style-name="T127"><text:tab/>&lt;pg #&gt;</text:span></text:p>
            </text:list-item>
            <text:list-item>
              <text:p text:style-name="P128"><text:span text:style-name="T129">Design Constraints..............................................................................</text:span><text:span text:style-name="T130">...........</text:span><text:span text:style-name="T131"><text:tab/>&lt;pg #&gt;</text:span></text:p>
            </text:list-item>
          </text:list>
        </text:list-item>
        <text:list-item>
          <text:p text:style-name="P132"><text:span text:style-name="T133">Other Nonfunctional Requirements...........................................................................</text:span><text:span text:style-name="T134"><text:tab/>&lt;pg #&gt;</text:span></text:p>
          <text:list text:continue-numbering="true">
            <text:list-item>
              <text:p text:style-name="P135"><text:span text:style-name="T136">Performance Requirements............................................................................</text:span><text:span text:style-name="T137"><text:tab/>&lt;pg #&gt;</text:span></text:p>
            </text:list-item>
            <text:list-item>
              <text:p text:style-name="P138"><text:span text:style-name="T139">Safety Require</text:span><text:span text:style-name="T140">ments......................................................................................</text:span><text:span text:style-name="T141"><text:tab/>&lt;pg #&gt;</text:span></text:p>
            </text:list-item>
            <text:list-item>
              <text:p text:style-name="P142"><text:span text:style-name="T143">Security Requirements...................................................................................</text:span><text:span text:style-name="T144"><text:tab/>&lt;pg #&gt;</text:span></text:p>
            </text:list-item>
            <text:list-item>
              <text:p text:style-name="P145"><text:span text:style-name="T146">Software Quality Attributes..................</text:span><text:span text:style-name="T147">.........................................................</text:span><text:span text:style-name="T148"><text:tab/>&lt;pg #&gt;</text:span></text:p>
            </text:list-item>
            <text:list-item>
              <text:p text:style-name="P149"><text:span text:style-name="T150">Business Rules...............................................................................................</text:span><text:span text:style-name="T151"><text:tab/>&lt;pg #&gt;</text:span></text:p>
            </text:list-item>
          </text:list>
        </text:list-item>
        <text:list-item>
          <text:p text:style-name="P152"><text:span text:style-name="T153">Other Requirements........................................................</text:span><text:span text:style-name="T154">...........................................</text:span><text:span text:style-name="T155"><text:tab/>&lt;pg #&gt;</text:span></text:p>
        </text:list-item>
      </text:list>
      <text:p text:style-name="P156"><text:span text:style-name="T157">Appendix A: Glossary............................................................................................................</text:span><text:span text:style-name="T158"><text:tab/>&lt;pg #&gt;</text:span></text:p>
      <text:p text:style-name="P159"><text:span text:style-name="T160">Appendix B: Analysis Models..........................................</text:span><text:span text:style-name="T161">.....................................................</text:span><text:span text:style-name="T162"><text:tab/>&lt;pg #&gt;</text:span></text:p>
      <text:p text:style-name="P163"><text:span text:style-name="T164">Appendix C: To Be Determined List......................................................................................&lt;pg #&gt;</text:span></text:p>
      <text:h text:style-name="Heading1" text:outline-level="1"><text:bookmark-start text:name="_97trjl73h95"/><text:bookmark-end text:name="_97trjl73h95"/>Revision History</text:h>
      <text:p text:style-name="P165"/>
      <table:table table:style-name="Table166">
        <table:table-columns>
          <table:table-column table:style-name="TableColumn167"/>
          <table:table-column table:style-name="TableColumn168"/>
          <table:table-column table:style-name="TableColumn169"/>
          <table:table-column table:style-name="TableColumn170"/>
        </table:table-columns>
        <table:table-row table:style-name="TableRow171">
          <table:table-cell table:style-name="TableCell172">
            <text:soft-page-break/>
            <text:p text:style-name="P173"><text:span text:style-name="T174">Name</text:span></text:p>
          </table:table-cell>
          <table:table-cell table:style-name="TableCell175">
            <text:p text:style-name="P176"><text:span text:style-name="T177">Date</text:span></text:p>
          </table:table-cell>
          <table:table-cell table:style-name="TableCell178">
            <text:p text:style-name="P179"><text:span text:style-name="T180">Reason For Changes</text:span></text:p>
          </table:table-cell>
          <table:table-cell table:style-name="TableCell181">
            <text:p text:style-name="P182"><text:span text:style-name="T183">Version</text:span></text:p>
          </table:table-cell>
        </table:table-row>
        <table:table-row table:style-name="TableRow184">
          <table:table-cell table:style-name="TableCell185">
            <text:p text:style-name="P186"><text:s/></text:p>
          </table:table-cell>
          <table:table-cell table:style-name="TableCell187">
            <text:p text:style-name="P188"><text:s/></text:p>
          </table:table-cell>
          <table:table-cell table:style-name="TableCell189">
            <text:p text:style-name="P190"><text:s/></text:p>
          </table:table-cell>
          <table:table-cell table:style-name="TableCell191">
            <text:p text:style-name="P192"><text:s/></text:p>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text:s/></text:p>
          </table:table-cell>
          <table:table-cell table:style-name="TableCell205">
            <text:p text:style-name="P206"><text:s/></text:p>
          </table:table-cell>
          <table:table-cell table:style-name="TableCell207">
            <text:p text:style-name="P208"><text:s/></text:p>
          </table:table-cell>
          <table:table-cell table:style-name="TableCell209">
            <text:p text:style-name="P210"><text:s/></text:p>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
      <text:p text:style-name="P220"><text:span text:style-name="T221"><text:s/></text:span></text:p>
      <text:p text:style-name="P222"><text:span text:style-name="T223">&lt;Add rows as necessary when the document is revised. <text:s/>This document should be consistently updated and maintained throughout your project. <text:s/>If ANY requirements are changed, added, removed, etc., immediately revise your document.&gt;</text:span></text:p>
      <text:p text:style-name="P224"/>
      <text:p text:style-name="P225"/>
      <text:section text:name="Sect1" text:style-name="S1">
        <text:h text:style-name="P226" text:outline-level="1"><text:bookmark-start text:name="_gjdgxs"/><text:bookmark-end text:name="_gjdgxs"/><text:soft-page-break/>1.<text:s/><text:tab/>Introduction</text:h>
        <text:p text:style-name="P227">The Introduction section of the Software Requirements Specifications (SRS) document should give an overview of the entire document. <text:s/>As you write this document, remember that the purpose of this document is to tell software engineers WHAT the<text:s/>software is supposed to do. <text:s/>The details on HOW the software will be implemented should be specified in the Software Design Document (SDD).</text:p>
        <text:h text:style-name="Heading2" text:outline-level="2"><text:bookmark-start text:name="_mo1dycs895ks"/><text:bookmark-end text:name="_mo1dycs895ks"/></text:h>
        <text:h text:style-name="Heading2" text:outline-level="2"><text:bookmark-start text:name="_30j0zll"/><text:bookmark-end text:name="_30j0zll"/>1.1<text:s/><text:tab/>Purpose</text:h>
        <text:p text:style-name="Standard">Identify the purpose of this document and the product whose software requirements are specified in this document. <text:s/>Be sure to mention the version / revision / release number of the software and also mention if the document covers all aspects of the software or only a small part of the software. <text:s/>Do not iterate over the table of contents here. <text:s/>Give a general overview of what this document contains.</text:p>
        <text:h text:style-name="P228" text:outline-level="2">1.2<text:s/><text:tab/>Intended Audience and Reading Suggestions</text:h>
        <text:p text:style-name="Standard">This section should mention what types of readers the document is intended for such as developers, project managers, marketing staff, users, testers, and documentation writers.</text:p>
        <text:p text:style-name="Standard"/>
        <text:p text:style-name="Standard">Describe what this SRS contains and how it is organized. <text:s/>If each type of reader should interpret this document differently, give a suggested reading sequence for the document that is relevant to that particular reader type. <text:s/>Example: A tester<text:s/><text:soft-page-break/>might only be interested in the detailed requirements list, or the marketing staff may only be interested in the very high level descriptions of the project.</text:p>
        <text:h text:style-name="P229" text:outline-level="2">1.3<text:s/><text:tab/>Product Scope</text:h>
        <text:p text:style-name="Standard">In this section:</text:p>
        <text:list text:style-name="WWNum9">
          <text:list-item>
            <text:p text:style-name="P230">Identify the software product(s) the be produced by name.</text:p>
          </text:list-item>
          <text:list-item>
            <text:p text:style-name="P231">Explain what the software will do. <text:s/>If necessary mention what the software will not do.</text:p>
          </text:list-item>
          <text:list-item>
            <text:p text:style-name="P232">Describe how the software will be used once released, include benefits of the software,<text:s/><text:tab/>objectives, goals, etc.</text:p>
          </text:list-item>
        </text:list>
        <text:p text:style-name="Standard"/>
        <text:p text:style-name="Standard">This section should give a high-level summary of the software. <text:s/>Do not list all of the requirements here.</text:p>
        <text:h text:style-name="P233" text:outline-level="2"><text:bookmark-start text:name="_1fob9te"/><text:bookmark-end text:name="_1fob9te"/>1.4<text:s/><text:tab/>Definitions, Acronyms, and Abbreviations</text:h>
        <text:p text:style-name="Standard">Provide definitions for any relevant terms, acronyms, and abbreviations that are necessary to understand the SRS document. <text:s/>This information may be listed here,<text:s/>in an appendix at the end of the document, or in a completely separate<text:s/><text:soft-page-break/>document. <text:s/>If the information is not directly listed in this section provide a note that specifies where the information can be found.</text:p>
        <text:p text:style-name="Standard"/>
        <text:h text:style-name="Heading2" text:outline-level="2"><text:bookmark-start text:name="_3znysh7"/><text:bookmark-end text:name="_3znysh7"/>1.5<text:s/><text:tab/>References</text:h>
        <text:p text:style-name="Standard">This section should provide the following:</text:p>
        <text:list text:style-name="WWNum8">
          <text:list-item>
            <text:p text:style-name="P234">A complete list of all documents referenced in the SRS.</text:p>
          </text:list-item>
          <text:list-item>
            <text:p text:style-name="P235">A complete list of any Web addresses referenced in the SRS.</text:p>
          </text:list-item>
          <text:list-item>
            <text:p text:style-name="P236">For each reference mention the title, author, version number, date, and the source or location of the reference.</text:p>
          </text:list-item>
          <text:list-item>
            <text:p text:style-name="P237">Generally you<text:s/>should provide enough information for each reference so the reader of the SRS can easily obtain copies of these references.</text:p>
          </text:list-item>
        </text:list>
        <text:p text:style-name="Standard"/>
        <text:p text:style-name="Standard">References may include items such as: user interface style guides, contracts, standards, other SRS documents, use case documents, supplemental documents that were researched while writing this SRS or while designing the software.</text:p>
        <text:p text:style-name="P238"><text:bookmark-start text:name="_2et92p0"/><text:bookmark-end text:name="_2et92p0"/></text:p>
        <text:h text:style-name="P239" text:outline-level="1"/>
        <text:h text:style-name="P240" text:outline-level="1"><text:bookmark-start text:name="_jiu3s9hwgu3k"/><text:bookmark-end text:name="_jiu3s9hwgu3k"/><text:soft-page-break/>2.<text:s/><text:tab/>Overall Description</text:h>
        <text:p text:style-name="Standard">This section explains the general facts that affect the software and its requirements. <text:s/>You should not state any specific requirements in this section. <text:s/>Here you will provide a background for the actual list of requirements that will be defined in section 4. <text:s/>The point in this section, is to give a high level description of the requirements in plain English for the benefit of the customer / client.</text:p>
        <text:h text:style-name="P241" text:outline-level="2"><text:bookmark-start text:name="_3dy6vkm"/><text:bookmark-end text:name="_3dy6vkm"/>2.1<text:s/><text:tab/>System Analysis</text:h>
        <text:p text:style-name="Standard">This section should describe the overall problem the software is design to solve, and the general approach identified or selected to solve it. In particular, this section should:</text:p>
        <text:p text:style-name="Standard"/>
        <text:list text:style-name="LFO14" text:continue-numbering="true">
          <text:list-item>
            <text:p text:style-name="P242">Define and articulate the goals of the project.</text:p>
          </text:list-item>
          <text:list-item>
            <text:p text:style-name="P243">Present an analysis which identifies all major technical hurdles associated with carrying the project through to completion.</text:p>
          </text:list-item>
          <text:list-item>
            <text:p text:style-name="P244">Identify the solutions to overcome the technical hurdles.</text:p>
          </text:list-item>
        </text:list>
        <text:h text:style-name="P245" text:outline-level="2">2.2<text:s/><text:tab/>Product Perspective</text:h>
        <text:p text:style-name="Standard">This section should show how the software may relate to other products. <text:s/>If the software is completely independent of any other products / systems, you should also mention that here. <text:s/></text:p>
        <text:p text:style-name="Standard"/>
        <text:p text:style-name="Standard">If the SRS describes software that is a component of a larger system, this section should describe how the requirements of this software relate to the larger system. <text:s/>Be sure to mention and identify interfaces between the larger system and the software that this SRS defines.</text:p>
        <text:p text:style-name="Standard"/>
        <text:p text:style-name="Standard">This section should also mention how the software in this SRS compares to similar systems<text:s/>currently on the market (if any exist). <text:s/>Mention similarities / differences / motivations for creating this software when compared to an<text:s/><text:soft-page-break/>existing product. <text:s/>If the software is a completely new innovation, be sure to mention that as well.</text:p>
        <text:p text:style-name="Standard"/>
        <text:p text:style-name="Standard">You may provide a<text:s/>block diagram here showing the major components of the larger system, external interfaces, and how your software fits in with the larger system. <text:s/>This is NOT a design or architecture picture. <text:s/>It is simply here to provide a context for the reader to understand where your software fits with the larger system. <text:s/>Your software should be shown as a black box. <text:s/>Remember, it is the purpose of the Software Design Document to present the internal workings of your product.</text:p>
        <text:h text:style-name="P246" text:outline-level="2"><text:bookmark-start text:name="_1t3h5sf"/><text:bookmark-end text:name="_1t3h5sf"/>2.3<text:s/><text:tab/>Product Functions</text:h>
        <text:p text:style-name="Standard">This section provides a summary of the major functions that the software will perform. <text:s/>The functions should be organized in a way that makes them understandable to the customer / client or anyone who is reading this document.</text:p>
        <text:p text:style-name="Standard"/>
        <text:p text:style-name="Standard">You can provide a bullet list summary of each function and / or provide simple diagrams to show the different functions and their relationships. <text:s/>Again, these diagrams do not show the design of the product, just the relationships between the functions.</text:p>
        <text:p text:style-name="P247"/>
        <text:p text:style-name="P248"><text:span text:style-name="T249">Again, describe what the functions of the system<text:s/></text:span><text:span text:style-name="T250">need to do, not how you are going to implement them.</text:span></text:p>
        <text:h text:style-name="P251" text:outline-level="2"><text:bookmark-start text:name="_4d34og8"/><text:bookmark-end text:name="_4d34og8"/>2.4<text:s/><text:tab/>User Classes and Characteristics</text:h>
        <text:p text:style-name="Standard">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text:s/><text:soft-page-break/>Certain requirements may pertain only to certain user classes. Distinguish the most important user classes for this product from those who are less important.</text:p>
        <text:h text:style-name="P252" text:outline-level="2"><text:bookmark-start text:name="_2s8eyo1"/><text:bookmark-end text:name="_2s8eyo1"/>2.5<text:s/><text:tab/>Operating Environment</text:h>
        <text:p text:style-name="Standard">Provide details on the environment in which the software will live. <text:s/>This should include the hardware platform, operating system, and any other software<text:s/><text:soft-page-break/>components or applications that will affect your software and which have to coexist with your software.</text:p>
        <text:h text:style-name="P253" text:outline-level="2"><text:bookmark-start text:name="_17dp8vu"/><text:bookmark-end text:name="_17dp8vu"/>2.6<text:s/><text:tab/>Design and Implementation Constraints</text:h>
        <text:p text:style-name="Standard">Give a general description of any items that will influence the ability of the software developers to implement the product. <text:s/>These can include things such as:</text:p>
        <text:list text:style-name="WWNum4">
          <text:list-item>
            <text:p text:style-name="P254">Regulatory policies within the organization that may affect development the software.</text:p>
          </text:list-item>
          <text:list-item>
            <text:p text:style-name="P255">Hardware limitations</text:p>
          </text:list-item>
          <text:list-item>
            <text:p text:style-name="P256">Interfaces with other applications</text:p>
          </text:list-item>
          <text:list-item>
            <text:p text:style-name="P257">Parallel operation</text:p>
          </text:list-item>
          <text:list-item>
            <text:p text:style-name="P258">Higher-order language requirements</text:p>
          </text:list-item>
          <text:list-item>
            <text:p text:style-name="P259">Reliability requirements</text:p>
          </text:list-item>
          <text:list-item>
            <text:p text:style-name="P260">Safety and security considerations.</text:p>
          </text:list-item>
          <text:list-item>
            <text:p text:style-name="P261">Memory Constraints</text:p>
          </text:list-item>
        </text:list>
        <text:p text:style-name="Standard"/>
        <text:p text:style-name="Standard">Be sure to list any constraints that will affect the software. <text:s/>Generally this is to give an overview of any non-functional requirements that will be detailed in a later section.<text:bookmark-start text:name="_21r7zu9579g"/><text:bookmark-end text:name="_21r7zu9579g"/></text:p>
        <text:h text:style-name="P262" text:outline-level="2"><text:bookmark-start text:name="_3rdcrjn"/><text:bookmark-end text:name="_3rdcrjn"/>2.7<text:s/><text:tab/>User Documentation</text:h>
        <text:p text:style-name="Standard">List any user documentation (user manuals, online guides, tutorials, etc) that will be delivered along with the software. <text:s/>Specify in what format each document will given.</text:p>
        <text:h text:style-name="P263" text:outline-level="2"><text:bookmark-start text:name="_26in1rg"/><text:bookmark-end text:name="_26in1rg"/>2.8<text:s/><text:tab/>Assumptions and Dependencies</text:h>
        <text:p text:style-name="P264"><text:span text:style-name="T265">List any other factors that may affect the requireme</text:span><text:span text:style-name="T266">nts stated in this document. <text:s/>These are not design constraints (as mentioned above) but are factors that if changed will affect the requirements. <text:s/></text:span></text:p>
        <text:p text:style-name="P267"/>
        <text:soft-page-break/>
        <text:p text:style-name="P268"><text:span text:style-name="T269">For example, you might assume that a specific operating system is available on the hardware allocated for t</text:span><text:span text:style-name="T270">his product. <text:s/>If this operating system were not available, then the SRS would have to be changed accordingly.</text:span></text:p>
        <text:p text:style-name="P271"/>
        <text:p text:style-name="P272"><text:span text:style-name="T273">List any third-party or commercial components that you plan to use. <text:s/>List any software component dependencies that you might want to reuse from a</text:span><text:span text:style-name="T274">nother project.</text:span></text:p>
        <text:p text:style-name="P275"/>
        <text:p text:style-name="P276"><text:span text:style-name="T277">This section is a catch-all for anything that will affect your software design that did not fit into any of the previous sections. <text:s/>If anything will affect your requirements, mention it here.</text:span></text:p>
        <text:h text:style-name="P278" text:outline-level="2">2.9<text:s/><text:tab/>Apportioning of Requirements</text:h>
        <text:p text:style-name="Standard">List any<text:s/>requirements that might be delayed until future versions of the system.</text:p>
        <text:p text:style-name="P279"/>
        <text:h text:style-name="P280" text:outline-level="1"><text:bookmark-start text:name="_3wqx0a6sk4i3"/><text:bookmark-end text:name="_3wqx0a6sk4i3"/></text:h>
        <text:h text:style-name="P281" text:outline-level="1"><text:bookmark-start text:name="_21hoeyel7as2"/><text:bookmark-end text:name="_21hoeyel7as2"/></text:h>
        <text:h text:style-name="P282" text:outline-level="1"><text:bookmark-start text:name="_lnxbz9"/><text:bookmark-end text:name="_lnxbz9"/><text:soft-page-break/>3.<text:s/><text:tab/>External Interface Requirements</text:h>
        <text:p text:style-name="P283">Again, this section is a high level description for the non-technical people who may be reading this document. <text:s/>Everything in this section is to<text:s/>detail how your software interacts with any external interfaces, whether these are other software or even hardware interfaces.</text:p>
        <text:h text:style-name="P284" text:outline-level="2"><text:bookmark-start text:name="_35nkun2"/><text:bookmark-end text:name="_35nkun2"/>3.1<text:s/><text:tab/>User Interfaces</text:h>
        <text:p text:style-name="Standard">Describe the logical characteristics of each interface between the software product and the users. This may<text:s/>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text:p>
        <text:p text:style-name="Standard"/>
        <text:p text:style-name="Standard">Be sure to mention any requirements that must conform to the Americans with Disabilities Act.</text:p>
        <text:h text:style-name="P285" text:outline-level="2"><text:bookmark-start text:name="_1ksv4uv"/><text:bookmark-end text:name="_1ksv4uv"/>3.2<text:s/><text:tab/>Hardware Interfaces</text:h>
        <text:p text:style-name="Standard">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p text:style-name="Standard"/>
        <text:p text:style-name="Standard">This is not a description of hardware requirements such as "This program will run on a PC with 16 gigabytes of RAM." <text:s/>This section details the actual hardware devices that your application will interact with. <text:s/>Items such as robotics<text:s/><text:soft-page-break/>components, lighting, audio / video equipment, etc. <text:s/>If your software does not have an hardware interface requirements, then state this instead.</text:p>
        <text:h text:style-name="P286" text:outline-level="2"><text:bookmark-start text:name="_44sinio"/><text:bookmark-end text:name="_44sinio"/>3.3<text:s/><text:tab/>Software Interfaces</text:h>
        <text:p text:style-name="Standard">List any other software products and interfaces that your requirements must utilize. <text:s/>For each required product, list the name, version number, and source.</text:p>
        <text:p text:style-name="Standard"/>
        <text:p text:style-name="Standard">Document any APIs that your software will have to access in order to interact with other software products. <text:s/>Also document how your software will communicate / pass information to the external software.</text:p>
        <text:p text:style-name="P287"/>
        <text:p text:style-name="Standard">Example, your customer uses MySQL version 1 and you are required to use that in your design, then you must specify this here.</text:p>
        <text:p text:style-name="Standard"/>
        <text:p text:style-name="Standard">This section is NOT for<text:s/>specifying software that you think would be good to use. <text:s/>This is for customer-specific requirements that you HAVE to interact with.</text:p>
        <text:h text:style-name="P288" text:outline-level="2"><text:bookmark-start text:name="_2jxsxqh"/><text:bookmark-end text:name="_2jxsxqh"/>3.4<text:s/><text:tab/>Communications Interfaces</text:h>
        <text:p text:style-name="Standard">Describe the requirements associated with any communications functions required by this<text:s/>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h text:style-name="P289" text:outline-level="2"/>
        <text:h text:style-name="P290" text:outline-level="1"><text:bookmark-start text:name="_z337ya"/><text:bookmark-end text:name="_z337ya"/></text:h>
        <text:h text:style-name="P291" text:outline-level="1"><text:bookmark-start text:name="_3j2qqm3"/><text:bookmark-end text:name="_3j2qqm3"/><text:soft-page-break/>4.<text:s/><text:tab/>Requirements Specification</text:h>
        <text:p text:style-name="Standard">This section contains all of the necessary software requirements with enough detail to allow designers to accurately <text:s/>design the software to<text:s/>satisfy those requirements, and to allow testers of the software to verify that all requirements have been satisfied. <text:s/>The requirements should include a description of every<text:s/><text:soft-page-break/>input to the system, every output, and all functions performed by the system in response to an input or output.</text:p>
        <text:p text:style-name="Standard"/>
        <text:p text:style-name="Standard">The biggest thing to remember is that this section is for the software developers (technical people) while the previous sections were for the customers / non-technical people.</text:p>
        <text:p text:style-name="Standard"/>
        <text:p text:style-name="Standard">Also remember that this is not HOW things will be implemented, but WHAT will be implemented.</text:p>
        <text:p text:style-name="Standard"/>
        <text:p text:style-name="Standard">Requirements should be written according to the following:</text:p>
        <text:list text:style-name="WWNum5">
          <text:list-item text:start-value="1">
            <text:p text:style-name="P292">Specific requirements should be correct, unambiguous, complete, consistent, ranked for importance and / or stability, verifiable, modifiable, and traceable.</text:p>
          </text:list-item>
          <text:list-item>
            <text:p text:style-name="P293">Specific requirements should be cross-referenced to earlier documents that are relevant.</text:p>
          </text:list-item>
          <text:list-item>
            <text:p text:style-name="P294">All requirements should be uniquely identifiable using a consistent numbering system, i.e. 1.1, 1.2, 1.1.2, and so on.</text:p>
          </text:list-item>
          <text:list-item>
            <text:p text:style-name="P295">Requirements should be organized in a logical manner to provide the most readability.</text:p>
          </text:list-item>
        </text:list>
        <text:p text:style-name="Standard"/>
        <text:p text:style-name="Standard">Use the following format for each requirement:</text:p>
        <text:p text:style-name="Standard"><text:tab/>The system shall... (this means this requirement is mandatory).</text:p>
        <text:p text:style-name="Standard"><text:tab/>The system should... (this means a desired feature, but may be delayed until later).</text:p>
        <text:p text:style-name="Standard"><text:tab/>This system<text:s/>may... (A optional, nice-to-have feature that might not be implemented).</text:p>
        <text:p text:style-name="Standard"/>
        <text:p text:style-name="Standard">Remember to number each requirement for traceability. <text:s/>Use a system such as 1.1, 1.1.1, 1.1.2.1, and so on. <text:s/>Each requirement need to be testable. <text:s/>Avoid<text:s/><text:soft-page-break/>statements that are general<text:s/>and vague such as "The system shall be easy to use." <text:s/>or "The system shall be developed using good software engineering practices."</text:p>
        <text:p text:style-name="Standard"/>
        <text:p text:style-name="Standard">Do not include examples. <text:s/>Remember that this is a specification and the designer should be able to read this and build the<text:s/>system without having to bother the customer again. <text:s/>Every minute detail must be documented here.</text:p>
        <text:p text:style-name="Standard"/>
        <text:p text:style-name="Standard">EVERYTHING in section 4 must be written following the above guidelines.</text:p>
        <text:p text:style-name="P296"/>
        <text:h text:style-name="P297" text:outline-level="2">4.1<text:s/><text:tab/>Functional Requirements</text:h>
        <text:p text:style-name="Standard">Functional requirements define the fundamental actions<text:s/>that must take place in the software in accepting and processing the inputs and in processing and<text:s/><text:soft-page-break/>generating the outputs. <text:s/>These are generally listed as “shall” statements starting with "The system shall…” <text:s/></text:p>
        <text:p text:style-name="Standard"/>
        <text:p text:style-name="Standard">These include:</text:p>
        <text:list text:style-name="WWNum1">
          <text:list-item>
            <text:p text:style-name="P298">Validity checks on the inputs</text:p>
          </text:list-item>
          <text:list-item>
            <text:p text:style-name="P299">Exact sequence of operations</text:p>
          </text:list-item>
          <text:list-item>
            <text:p text:style-name="P300">Responses to abnormal situation, including</text:p>
            <text:list text:continue-numbering="true">
              <text:list-item>
                <text:p text:style-name="P301">Overflow</text:p>
              </text:list-item>
              <text:list-item>
                <text:p text:style-name="P302">Communication facilities</text:p>
              </text:list-item>
              <text:list-item>
                <text:p text:style-name="P303">Error handling and recovery</text:p>
              </text:list-item>
            </text:list>
          </text:list-item>
          <text:list-item>
            <text:p text:style-name="P304">Effect of parameters</text:p>
          </text:list-item>
          <text:list-item>
            <text:p text:style-name="P305">Relationship of outputs to inputs, including</text:p>
            <text:list text:continue-numbering="true">
              <text:list-item>
                <text:p text:style-name="P306">Input/Output sequences</text:p>
              </text:list-item>
              <text:list-item>
                <text:p text:style-name="P307">Formulas for input to output conversion</text:p>
              </text:list-item>
            </text:list>
          </text:list-item>
        </text:list>
        <text:p text:style-name="Standard"/>
        <text:p text:style-name="P308">It may be appropriate to partition the functional requirements into sub-functions or sub-processes. <text:s/>This does not imply that the software design will also be partitioned that way.</text:p>
        <text:p text:style-name="P309"/>
        <text:p text:style-name="P310">This section should be as detailed as possible, again, listing WHAT<text:s/>your software is going to do, not HOW you are going to accomplish it.</text:p>
        <text:h text:style-name="P311" text:outline-level="2">4.2<text:s/><text:tab/>External Interface Requirements</text:h>
        <text:p text:style-name="P312">This contains a detailed description of all inputs into and outputs from the software system. <text:s/>It complements the interface descriptions in section 3<text:s/>but does<text:s/><text:soft-page-break/>not repeat information there. Remember section 3 presents information oriented to the customer/user while section 4 is oriented to the developer.</text:p>
        <text:p text:style-name="P313"/>
        <text:p text:style-name="P314">It contains both content and format as follows:</text:p>
        <text:list text:style-name="WWNum2">
          <text:list-item>
            <text:p text:style-name="P315">Name of item</text:p>
          </text:list-item>
          <text:list-item>
            <text:p text:style-name="P316">Description of purpose</text:p>
          </text:list-item>
          <text:list-item>
            <text:p text:style-name="P317">Source of input<text:s/>or destination of output</text:p>
          </text:list-item>
          <text:list-item>
            <text:p text:style-name="P318">Valid range, accuracy and/or tolerance</text:p>
          </text:list-item>
          <text:list-item>
            <text:p text:style-name="P319">Units of measure</text:p>
          </text:list-item>
          <text:list-item>
            <text:p text:style-name="P320">Timing</text:p>
          </text:list-item>
          <text:list-item>
            <text:p text:style-name="P321">Relationships to other inputs/outputs</text:p>
          </text:list-item>
          <text:list-item>
            <text:p text:style-name="P322">Screen formats/organization</text:p>
          </text:list-item>
          <text:list-item>
            <text:p text:style-name="P323">Window formats/organization</text:p>
          </text:list-item>
          <text:list-item>
            <text:p text:style-name="P324">Data formats</text:p>
          </text:list-item>
          <text:list-item>
            <text:p text:style-name="P325">Command formats</text:p>
          </text:list-item>
          <text:list-item>
            <text:p text:style-name="P326">End messages</text:p>
          </text:list-item>
        </text:list>
        <text:h text:style-name="P327" text:outline-level="2">4.3<text:s/><text:tab/>Logical Database<text:s/>Requirements</text:h>
        <text:p text:style-name="Standard">This section specifies the logical requirements for any information that is to be placed into a database. <text:s/></text:p>
        <text:p text:style-name="Standard"/>
        <text:p text:style-name="Standard">This may include:</text:p>
        <text:list text:style-name="WWNum3">
          <text:list-item>
            <text:p text:style-name="P328">Types of information used by various functions</text:p>
          </text:list-item>
          <text:list-item>
            <text:p text:style-name="P329">Frequency of use</text:p>
          </text:list-item>
          <text:list-item>
            <text:p text:style-name="P330">Accessing capabilities</text:p>
          </text:list-item>
          <text:list-item>
            <text:p text:style-name="P331">Data entities and their relationships</text:p>
          </text:list-item>
          <text:list-item>
            <text:p text:style-name="P332">Integrity constraints</text:p>
          </text:list-item>
          <text:list-item>
            <text:p text:style-name="P333">Data retention requirements</text:p>
          </text:list-item>
        </text:list>
        <text:p text:style-name="Standard"/>
        <text:p text:style-name="Standard">If the customer provided you with data models, those can be presented here. <text:s/>ER diagrams (or static class diagrams) can be useful here to show complex data<text:s/><text:soft-page-break/>relationships. <text:s/>Remember a diagram is<text:s/>worth a thousand words of confusing text.</text:p>
        <text:h text:style-name="P334" text:outline-level="2">4.4<text:s/><text:tab/>Design Constraints</text:h>
        <text:p text:style-name="P335">Specify design constraints that can be imposed by other standards, hardware limitations, etc. <text:s/>This should be a more technical description of the overview given in section 2.5.</text:p>
        <text:p text:style-name="P336"/>
        <text:p text:style-name="P337"/>
        <text:h text:style-name="P338" text:outline-level="1"><text:bookmark-start text:name="_1y810tw"/><text:bookmark-end text:name="_1y810tw"/><text:soft-page-break/>5.<text:s/><text:tab/>Other Nonfunctional Requirements</text:h>
        <text:h text:style-name="P339" text:outline-level="2"><text:bookmark-start text:name="_4i7ojhp"/><text:bookmark-end text:name="_4i7ojhp"/>5.1 <text:s/>Performance Requirements</text:h>
        <text:p text:style-name="Standard">This section specifies any numerical / statistical requirements imposed on the software such as:</text:p>
        <text:list text:style-name="WWNum6">
          <text:list-item>
            <text:p text:style-name="P340">The number of terminals to be supported</text:p>
          </text:list-item>
          <text:list-item>
            <text:p text:style-name="P341">The number of simultaneous users to be supported</text:p>
          </text:list-item>
          <text:list-item>
            <text:p text:style-name="P342">Amount and type of information to be handled</text:p>
          </text:list-item>
        </text:list>
        <text:p text:style-name="Standard"/>
        <text:p text:style-name="Standard">Dynamic numerical requirements may include, for example, the numbers of transactions and tasks and the amount of data to be processed within certain time periods for both normal and peak workload conditions.</text:p>
        <text:p text:style-name="Standard"/>
        <text:p text:style-name="Standard">All of these requirements should be stated in measurable terms. For example, "95% of the transactions shall be processed in less than 1 second" rather than, "An operator shall not have to wait for the transaction to complete."</text:p>
        <text:p text:style-name="Standard"/>
        <text:p text:style-name="Standard">(Note: <text:s/>Numerical limits applied to one specific functional requirement are normally specified as part of that requirement and should be listed in section 4. <text:s/>This part is more for performance / statistical requirements imposed on the entire system as a whole.)</text:p>
        <text:h text:style-name="P343" text:outline-level="2"><text:bookmark-start text:name="_2xcytpi"/><text:bookmark-end text:name="_2xcytpi"/>5.2<text:s/><text:tab/>Safety Requirements</text:h>
        <text:p text:style-name="Standard">Specify those requirements that are concerned with possible loss, damage, or harm that could result from the use of the product. Define any safeguards or actions that must be taken, as well as actions that must be prevented. Refer to<text:s/><text:soft-page-break/>any external policies or regulations that state safety issues that affect the product’s design or use. Define any safety certifications that must be satisfied.</text:p>
        <text:h text:style-name="P344" text:outline-level="2"><text:bookmark-start text:name="_1ci93xb"/><text:bookmark-end text:name="_1ci93xb"/>5.3<text:s/><text:tab/>Security Requirements</text:h>
        <text:p text:style-name="Standard">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text:s/>be satisfied.</text:p>
        <text:h text:style-name="P345" text:outline-level="2"><text:bookmark-start text:name="_3whwml4"/><text:bookmark-end text:name="_3whwml4"/>5.4<text:s/><text:tab/>Software Quality Attributes</text:h>
        <text:p text:style-name="Standard">Specify any additional quality characteristics for the product that will be important to either the customers or the developers. Some to consider are: adaptability, availability, correctness, flexibility,<text:s/>interoperability, maintainability, portability, reliability, reusability, robustness, testability, and usability. Write these to be specific, quantitative, and verifiable when possible. At the least, clarify the relative preferences for various attributes,<text:s/>such as ease of use over ease of learning.</text:p>
        <text:h text:style-name="P346" text:outline-level="2"><text:bookmark-start text:name="_2bn6wsx"/><text:bookmark-end text:name="_2bn6wsx"/>5.5<text:s/><text:tab/>Business Rules</text:h>
        <text:p text:style-name="Standard">List any operating principles about the product, such as which individuals or roles can perform which functions under specific circumstances. These are not functional requirements in themselves, but they may imply certain functional requirements to enforce the rules.</text:p>
        <text:h text:style-name="P347" text:outline-level="1"><text:bookmark-start text:name="_qsh70q"/><text:bookmark-end text:name="_qsh70q"/></text:h>
        <text:h text:style-name="P348" text:outline-level="1"><text:bookmark-start text:name="_3as4poj"/><text:bookmark-end text:name="_3as4poj"/></text:h>
        <text:h text:style-name="P349" text:outline-level="1"><text:bookmark-start text:name="_1pxezwc"/><text:bookmark-end text:name="_1pxezwc"/><text:soft-page-break/>6.<text:s/><text:tab/>Legal and Ethical Considerations</text:h>
        <text:p text:style-name="Standard">Discuss any legal and/or ethical issues involved in the project. Justify the decisions made based on legal and/or ethical principles.</text:p>
        <text:h text:style-name="P350" text:outline-level="1"><text:bookmark-start text:name="_rjplu2ihol9j"/><text:bookmark-end text:name="_rjplu2ihol9j"/><text:soft-page-break/>Appendix A: Glossary</text:h>
        <text:p text:style-name="P351"><text:span text:style-name="T352">Define all the terms necessary to properly interpret the SRS, including acronyms and abbreviations. You may wish to build a separate glossary that spans multiple projects or the entire organization, and just include terms specific to a single</text:span><text:span text:style-name="T353"><text:s/>project in each SRS.</text:span></text:p>
        <text:p text:style-name="P354"/>
        <text:p text:style-name="P355"><text:span text:style-name="T356">If this section is very short you may include it in section 1.4. <text:s/>If your list is very long you may include it here and put a reference to this Appendix in section 1.4.</text:span></text:p>
        <text:p text:style-name="P357"/>
        <text:p text:style-name="P358"/>
        <text:p text:style-name="P359"/>
        <text:h text:style-name="P360" text:outline-level="1"><text:bookmark-start text:name="_wq4mn6tznerv"/><text:bookmark-end text:name="_wq4mn6tznerv"/><text:soft-page-break/>Appendix B: Analysis Models</text:h>
        <text:p text:style-name="Standard">Optionally, include any pertinent<text:s/>analysis models, such as data flow diagrams, class diagrams, state-transition diagrams, or entity-relationship diagrams.</text:p>
        <text:p text:style-name="P361"/>
        <text:p text:style-name="P362"/>
        <text:h text:style-name="P363" text:outline-level="1"><text:bookmark-start text:name="_un4nkx31j5fs"/><text:bookmark-end text:name="_un4nkx31j5fs"/><text:soft-page-break/>Appendix C: To Be Determined List</text:h>
        <text:p text:style-name="Standard">Collect a numbered list of the TBD (to be determined) references that remain in the SRS so they can be tracked to closure.</text:p>
        <text:p text:style-name="P364"/>
        <text:p text:style-name="P365"/>
        <text:p text:style-name="P366"/>
        <text:p text:style-name="P367"/>
        <text:soft-page-break/>
        <text:p text:style-name="P368"><text:span text:style-name="T369">General Template Directions:</text:span></text:p>
        <text:list text:style-name="WWNum10">
          <text:list-item>
            <text:p text:style-name="P370"><text:span text:style-name="T371">This page should not appear in the final document.</text:span></text:p>
          </text:list-item>
          <text:list-item>
            <text:p text:style-name="P372"><text:span text:style-name="T373">Replace any<text:s/></text:span><text:span text:style-name="T374">&lt;Insert x here...</text:span><text:span text:style-name="T375">&gt;</text:span><text:span text:style-name="T376"><text:s/>placeholders with the actual text. <text:s/>Yes this also means replacing the angle &lt;&gt; brackets as well. <text:s/>Your document<text:s/></text:span><text:span text:style-name="T377">should not have ANY<text:s/></text:span><text:span text:style-name="T378">blue</text:span><text:span text:style-name="T379"><text:s/></text:span><text:span text:style-name="T380">text in it. <text:s/>If the text had any kind of formatting (bold, italics, font size) keep the same formatting. <text:s/>DO change the font color to black.</text:span></text:p>
          </text:list-item>
          <text:list-item>
            <text:p text:style-name="P381"><text:span text:style-name="T382">Remove any</text:span><text:s/><text:span text:style-name="T383">&lt;green text&gt;</text:span><text:span text:style-name="T384"><text:s/>placeholders. <text:s/>These are descriptions about what to write in each<text:s/></text:span><text:span text:style-name="T385">section and may also provide examples of what to write. <text:s/>Do not simply copy / adapt the wording to fit your project. <text:s/>All<text:s/></text:span>green<text:span text:style-name="T386"><text:s/>text should be replaced with your own text or removed completely in some cases.</text:span></text:p>
          </text:list-item>
          <text:list-item>
            <text:p text:style-name="P387"><text:span text:style-name="T388">DO NOT</text:span><text:span text:style-name="T389"><text:s/>change the formatting of the document thi</text:span><text:span text:style-name="T390">s includes:</text:span></text:p>
            <text:list text:continue-numbering="true">
              <text:list-item>
                <text:p text:style-name="P391"><text:span text:style-name="T392">font sizes</text:span></text:p>
              </text:list-item>
              <text:list-item>
                <text:p text:style-name="P393"><text:span text:style-name="T394">font weights</text:span></text:p>
              </text:list-item>
              <text:list-item>
                <text:p text:style-name="P395"><text:span text:style-name="T396">italics NOT in angle brackets</text:span></text:p>
              </text:list-item>
              <text:list-item>
                <text:p text:style-name="P397"><text:span text:style-name="T398">margins</text:span></text:p>
              </text:list-item>
              <text:list-item>
                <text:p text:style-name="P399"><text:span text:style-name="T400">spacing</text:span></text:p>
              </text:list-item>
              <text:list-item>
                <text:p text:style-name="P401"><text:span text:style-name="T402">adding or removing sections of the document.</text:span></text:p>
              </text:list-item>
            </text:list>
          </text:list-item>
          <text:list-item>
            <text:p text:style-name="P403"><text:span text:style-name="T404">Each major numbered section (1, 2, 3 etc.) should start on a new page.</text:span></text:p>
          </text:list-item>
          <text:list-item>
            <text:p text:style-name="P405"><text:span text:style-name="T406">When the document is finished, update the table of content</text:span><text:span text:style-name="T407">s with the correct page numbers, and make sure the numbers are properly aligned to the right. <text:s/></text:span></text:p>
          </text:list-item>
        </text:list>
        <text:p text:style-name="P408"/>
        <text:p text:style-name="P40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adea" svg:font-family="Caladea" style:font-family-generic="system" style:font-pitch="variable"/>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lways"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38761D"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together="always" fo:margin-top="0.3333in" fo:margin-bottom="0.0833in" fo:line-height="100%"/>
      <style:text-properties fo:font-weight="bold" style:font-weight-asian="bold" fo:color="#000000" fo:font-size="23pt" style:font-size-asian="23pt" style:font-size-complex="23pt" fo:hyphenate="false"/>
    </style:style>
    <style:style style:name="Heading2" style:display-name="Heading 2" style:family="paragraph" style:parent-style-name="Normal" style:next-style-name="Standard" style:default-outline-level="2">
      <style:paragraph-properties fo:keep-together="always" fo:margin-bottom="0.0555in" fo:line-height="100%"/>
      <style:text-properties fo:font-weight="bold" style:font-weight-asian="bold" fo:color="#000000" fo:font-size="17pt" style:font-size-asian="17pt" style:font-size-complex="17pt" fo:hyphenate="false"/>
    </style:style>
    <style:style style:name="Heading3" style:display-name="Heading 3" style:family="paragraph" style:parent-style-name="Normal" style:next-style-name="Standard" style:default-outline-level="3">
      <style:paragraph-properties fo:keep-together="always" fo:margin-top="0.2222in" fo:margin-bottom="0.0555in" fo:line-height="100%"/>
      <style:text-properties style:font-name="Arial" style:font-name-asian="Arial" style:font-name-complex="Arial"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together="always" fo:margin-top="0.1944in" fo:margin-bottom="0.0555in" fo:line-height="100%"/>
      <style:text-properties style:font-name="Arial" style:font-name-asian="Arial" style:font-name-complex="Arial" fo:color="#666666" fo:hyphenate="false"/>
    </style:style>
    <style:style style:name="Heading5" style:display-name="Heading 5" style:family="paragraph" style:parent-style-name="Normal" style:next-style-name="Standard" style:default-outline-level="5">
      <style:paragraph-properties fo:keep-together="always" fo:margin-top="0.1666in" fo:margin-bottom="0.0555in" fo:line-height="100%"/>
      <style:text-properties style:font-name="Arial" style:font-name-asian="Arial" style:font-name-complex="Arial"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together="always" fo:margin-top="0.1666in" fo:margin-bottom="0.0555in" fo:line-height="100%"/>
      <style:text-properties style:font-name="Arial" style:font-name-asian="Arial" style:font-name-complex="Arial"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together="always" fo:margin-bottom="0.0416in" fo:line-height="100%"/>
      <style:text-properties style:font-name="Arial" style:font-name-asian="Arial" style:font-name-complex="Arial" fo:color="#000000" fo:font-size="26pt" style:font-size-asian="26pt" style:font-size-complex="26pt" fo:hyphenate="false"/>
    </style:style>
    <style:style style:name="Subtitle" style:display-name="Subtitle" style:family="paragraph" style:parent-style-name="Normal" style:next-style-name="Standard">
      <style:paragraph-properties fo:keep-together="always" fo:margin-bottom="0.2222in" fo:line-height="100%"/>
      <style:text-properties style:font-name="Arial" style:font-name-asian="Arial" style:font-name-complex="Arial"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sian="Times New Roman" style:font-name-complex="Times New Roman" fo:font-size="12pt" style:font-size-asian="12pt" style:font-size-complex="12pt" style:text-underline-type="none" style:text-underline-color="font-color"/>
    </style:style>
    <style:style style:name="ListLabel56" style:display-name="ListLabel 56" style:family="text">
      <style:text-properties style:font-name-asian="Times New Roman" style:font-name-complex="Times New Roman" fo:font-size="12pt" style:font-size-asian="12pt" style:font-size-complex="12pt"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asian="Arial" style:font-name-complex="Arial" fo:font-weight="bold" style:font-weight-asian="bold" fo:font-size="12pt" style:font-size-asian="12pt" style:font-size-complex="12pt" style:text-underline-type="none" style:text-underline-color="font-color"/>
    </style:style>
    <style:style style:name="ListLabel83" style:display-name="ListLabel 83" style:family="text">
      <style:text-properties style:font-name-asian="Arial" style:font-name-complex="Arial" fo:font-size="12pt" style:font-size-asian="12pt" style:font-size-complex="12pt" style:text-underline-type="none" style:text-underline-color="font-color"/>
    </style:style>
    <style:style style:name="ListLabel84" style:display-name="ListLabel 84" style:family="text">
      <style:text-properties style:font-name-asian="Arial" style:font-name-complex="Arial" style:text-underline-type="none" style:text-underline-color="font-color"/>
    </style:style>
    <style:style style:name="ListLabel85" style:display-name="ListLabel 85" style:family="text">
      <style:text-properties style:font-name-asian="Arial" style:font-name-complex="Arial" style:text-underline-type="none" style:text-underline-color="font-color"/>
    </style:style>
    <style:style style:name="ListLabel86" style:display-name="ListLabel 86" style:family="text">
      <style:text-properties style:font-name-asian="Arial" style:font-name-complex="Arial" style:text-underline-type="none" style:text-underline-color="font-color"/>
    </style:style>
    <style:style style:name="ListLabel87" style:display-name="ListLabel 87" style:family="text">
      <style:text-properties style:font-name-asian="Arial" style:font-name-complex="Arial" style:text-underline-type="none" style:text-underline-color="font-color"/>
    </style:style>
    <style:style style:name="ListLabel88" style:display-name="ListLabel 88" style:family="text">
      <style:text-properties style:font-name-asian="Arial" style:font-name-complex="Arial" style:text-underline-type="none" style:text-underline-color="font-color"/>
    </style:style>
    <style:style style:name="ListLabel89" style:display-name="ListLabel 89" style:family="text">
      <style:text-properties style:font-name-asian="Arial" style:font-name-complex="Arial" style:text-underline-type="none" style:text-underline-color="font-color"/>
    </style:style>
    <style:style style:name="ListLabel90" style:display-name="ListLabel 90" style:family="text">
      <style:text-properties style:font-name-asian="Arial" style:font-name-complex="Arial" style:text-underline-type="none" style:text-underline-color="font-color"/>
    </style:style>
    <style:style style:name="TOCHeading" style:display-name="TOC Heading" style:family="paragraph" style:parent-style-name="Heading1" style:next-style-name="Normal" style:default-outline-level="1">
      <style:paragraph-properties style:vertical-align="auto" fo:margin-top="0.1666in" fo:margin-bottom="0in" fo:line-height="106%"/>
      <style:text-properties style:font-name="Calibri Light" style:font-name-asian="DengXian Light" fo:font-weight="normal" style:font-weight-asian="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5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5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5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5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5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5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5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7LVL1" style:family="text">
      <style:text-properties style:font-name-asian="Times New Roman" style:font-name-complex="Times New Roman" fo:font-size="12pt" style:font-size-asian="12pt" style:font-size-complex="12pt" style:text-underline-type="none" style:text-underline-color="font-color"/>
    </style:style>
    <style:style style:name="WW_CharLFO7LVL2" style:family="text">
      <style:text-properties style:font-name-asian="Times New Roman" style:font-name-complex="Times New Roman" fo:font-size="12pt" style:font-size-asian="12pt" style:font-size-complex="12pt"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fo:text-align="end" text:space-before="1.25in" text:min-label-width="0in" text:list-level-position-and-space-mode="label-alignment">
          <style:list-level-label-alignment text:label-followed-by="listtab" fo:margin-left="0.5in" fo:text-indent="0.75in"/>
        </style:list-level-properties>
      </text:list-level-style-number>
      <text:list-level-style-number text:level="2" text:style-name="WW_CharLFO7LVL2" style:num-suffix="." style:num-format="1" text:display-levels="2">
        <style:list-level-properties fo:text-align="end" text:space-before="2.75in" text:min-label-width="0in" text:list-level-position-and-space-mode="label-alignment">
          <style:list-level-label-alignment text:label-followed-by="listtab" fo:margin-left="1in" fo:text-indent="1.75in"/>
        </style:list-level-properties>
      </text:list-level-style-number>
      <text:list-level-style-number text:level="3" text:style-name="WW_CharLFO7LVL3" style:num-suffix="." style:num-format="1" text:display-levels="3">
        <style:list-level-properties fo:text-align="end" text:space-before="4.25in" text:min-label-width="0in" text:list-level-position-and-space-mode="label-alignment">
          <style:list-level-label-alignment text:label-followed-by="listtab" fo:margin-left="1.5in" fo:text-indent="2.75in"/>
        </style:list-level-properties>
      </text:list-level-style-number>
      <text:list-level-style-number text:level="4" text:style-name="WW_CharLFO7LVL4" style:num-suffix="." style:num-format="1" text:display-levels="4">
        <style:list-level-properties fo:text-align="end" text:space-before="5.75in" text:min-label-width="0in" text:list-level-position-and-space-mode="label-alignment">
          <style:list-level-label-alignment text:label-followed-by="listtab" fo:margin-left="2in" fo:text-indent="3.75in"/>
        </style:list-level-properties>
      </text:list-level-style-number>
      <text:list-level-style-number text:level="5" text:style-name="WW_CharLFO7LVL5" style:num-suffix="." style:num-format="1" text:display-levels="5">
        <style:list-level-properties fo:text-align="end" text:space-before="7.25in" text:min-label-width="0in" text:list-level-position-and-space-mode="label-alignment">
          <style:list-level-label-alignment text:label-followed-by="listtab" fo:margin-left="2.5in" fo:text-indent="4.75in"/>
        </style:list-level-properties>
      </text:list-level-style-number>
      <text:list-level-style-number text:level="6" text:style-name="WW_CharLFO7LVL6" style:num-suffix="." style:num-format="1" text:display-levels="6">
        <style:list-level-properties fo:text-align="end" text:space-before="8.75in" text:min-label-width="0in" text:list-level-position-and-space-mode="label-alignment">
          <style:list-level-label-alignment text:label-followed-by="listtab" fo:margin-left="3in" fo:text-indent="5.75in"/>
        </style:list-level-properties>
      </text:list-level-style-number>
      <text:list-level-style-number text:level="7" text:style-name="WW_CharLFO7LVL7" style:num-suffix="." style:num-format="1" text:display-levels="7">
        <style:list-level-properties fo:text-align="end" text:space-before="10.25in" text:min-label-width="0in" text:list-level-position-and-space-mode="label-alignment">
          <style:list-level-label-alignment text:label-followed-by="listtab" fo:margin-left="3.5in" fo:text-indent="6.75in"/>
        </style:list-level-properties>
      </text:list-level-style-number>
      <text:list-level-style-number text:level="8" text:style-name="WW_CharLFO7LVL8" style:num-suffix="." style:num-format="1" text:display-levels="8">
        <style:list-level-properties fo:text-align="end" text:space-before="11.75in" text:min-label-width="0in" text:list-level-position-and-space-mode="label-alignment">
          <style:list-level-label-alignment text:label-followed-by="listtab" fo:margin-left="4in" fo:text-indent="7.75in"/>
        </style:list-level-properties>
      </text:list-level-style-number>
      <text:list-level-style-number text:level="9" text:style-name="WW_CharLFO7LVL9" style:num-suffix="." style:num-format="1" text:display-levels="9">
        <style:list-level-properties fo:text-align="end" text:space-before="13.25in" text:min-label-width="0in" text:list-level-position-and-space-mode="label-alignment">
          <style:list-level-label-alignment text:label-followed-by="listtab" fo:margin-left="4.5in" fo:text-indent="8.7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9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9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9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9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9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9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9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10LVL1" style:family="text">
      <style:text-properties style:font-name="Arial" style:font-name-asian="Arial" style:font-name-complex="Arial" fo:font-weight="bold" style:font-weight-asian="bold" fo:font-size="12pt" style:font-size-asian="12pt" style:font-size-complex="12pt" style:text-underline-type="none" style:text-underline-color="font-color"/>
    </style:style>
    <style:style style:name="WW_CharLFO10LVL2" style:family="text">
      <style:text-properties style:font-name="Arial" style:font-name-asian="Arial" style:font-name-complex="Arial" fo:font-size="12pt" style:font-size-asian="12pt" style:font-size-complex="12pt" style:text-underline-type="none" style:text-underline-color="font-color"/>
    </style:style>
    <style:style style:name="WW_CharLFO10LVL3" style:family="text">
      <style:text-properties style:font-name="Arial" style:font-name-asian="Arial" style:font-name-complex="Arial" style:text-underline-type="none" style:text-underline-color="font-color"/>
    </style:style>
    <style:style style:name="WW_CharLFO10LVL4" style:family="text">
      <style:text-properties style:font-name="Arial" style:font-name-asian="Arial" style:font-name-complex="Arial" style:text-underline-type="none" style:text-underline-color="font-color"/>
    </style:style>
    <style:style style:name="WW_CharLFO10LVL5" style:family="text">
      <style:text-properties style:font-name="Arial" style:font-name-asian="Arial" style:font-name-complex="Arial" style:text-underline-type="none" style:text-underline-color="font-color"/>
    </style:style>
    <style:style style:name="WW_CharLFO10LVL6" style:family="text">
      <style:text-properties style:font-name="Arial" style:font-name-asian="Arial" style:font-name-complex="Arial" style:text-underline-type="none" style:text-underline-color="font-color"/>
    </style:style>
    <style:style style:name="WW_CharLFO10LVL7" style:family="text">
      <style:text-properties style:font-name="Arial" style:font-name-asian="Arial" style:font-name-complex="Arial" style:text-underline-type="none" style:text-underline-color="font-color"/>
    </style:style>
    <style:style style:name="WW_CharLFO10LVL8" style:family="text">
      <style:text-properties style:font-name="Arial" style:font-name-asian="Arial" style:font-name-complex="Arial" style:text-underline-type="none" style:text-underline-color="font-color"/>
    </style:style>
    <style:style style:name="WW_CharLFO10LVL9" style:family="text">
      <style:text-properties style:font-name="Arial" style:font-name-asian="Arial" style:font-name-complex="Arial" style:text-underline-type="none" style:text-underline-color="font-color"/>
    </style:style>
    <text:list-style style:name="WWNum10" style:display-name="WWNum10">
      <text:list-level-style-bullet text:level="1" text:style-name="WW_CharLFO10LVL1" text:bullet-char="●">
        <style:list-level-properties text:space-before="1.25in" text:min-label-width="0in" text:list-level-position-and-space-mode="label-alignment">
          <style:list-level-label-alignment text:label-followed-by="listtab" fo:margin-left="0.5in" fo:text-indent="0.75in"/>
        </style:list-level-properties>
        <style:text-properties style:font-name="Arial"/>
      </text:list-level-style-bullet>
      <text:list-level-style-bullet text:level="2" text:style-name="WW_CharLFO10LVL2" text:bullet-char="•">
        <style:list-level-properties text:space-before="2.75in" text:min-label-width="0in" text:list-level-position-and-space-mode="label-alignment">
          <style:list-level-label-alignment text:label-followed-by="listtab" fo:margin-left="1in" fo:text-indent="1.75in"/>
        </style:list-level-properties>
        <style:text-properties style:font-name="Arial"/>
      </text:list-level-style-bullet>
      <text:list-level-style-bullet text:level="3" text:style-name="WW_CharLFO10LVL3" text:bullet-char="■">
        <style:list-level-properties text:space-before="4.25in" text:min-label-width="0in" text:list-level-position-and-space-mode="label-alignment">
          <style:list-level-label-alignment text:label-followed-by="listtab" fo:margin-left="1.5in" fo:text-indent="2.75in"/>
        </style:list-level-properties>
        <style:text-properties style:font-name="Arial"/>
      </text:list-level-style-bullet>
      <text:list-level-style-bullet text:level="4" text:style-name="WW_CharLFO10LVL4" text:bullet-char="●">
        <style:list-level-properties text:space-before="5.75in" text:min-label-width="0in" text:list-level-position-and-space-mode="label-alignment">
          <style:list-level-label-alignment text:label-followed-by="listtab" fo:margin-left="2in" fo:text-indent="3.75in"/>
        </style:list-level-properties>
        <style:text-properties style:font-name="Arial"/>
      </text:list-level-style-bullet>
      <text:list-level-style-bullet text:level="5" text:style-name="WW_CharLFO10LVL5" text:bullet-char="•">
        <style:list-level-properties text:space-before="7.25in" text:min-label-width="0in" text:list-level-position-and-space-mode="label-alignment">
          <style:list-level-label-alignment text:label-followed-by="listtab" fo:margin-left="2.5in" fo:text-indent="4.75in"/>
        </style:list-level-properties>
        <style:text-properties style:font-name="Arial"/>
      </text:list-level-style-bullet>
      <text:list-level-style-bullet text:level="6" text:style-name="WW_CharLFO10LVL6" text:bullet-char="■">
        <style:list-level-properties text:space-before="8.75in" text:min-label-width="0in" text:list-level-position-and-space-mode="label-alignment">
          <style:list-level-label-alignment text:label-followed-by="listtab" fo:margin-left="3in" fo:text-indent="5.75in"/>
        </style:list-level-properties>
        <style:text-properties style:font-name="Arial"/>
      </text:list-level-style-bullet>
      <text:list-level-style-bullet text:level="7" text:style-name="WW_CharLFO10LVL7" text:bullet-char="●">
        <style:list-level-properties text:space-before="10.25in" text:min-label-width="0in" text:list-level-position-and-space-mode="label-alignment">
          <style:list-level-label-alignment text:label-followed-by="listtab" fo:margin-left="3.5in" fo:text-indent="6.75in"/>
        </style:list-level-properties>
        <style:text-properties style:font-name="Arial"/>
      </text:list-level-style-bullet>
      <text:list-level-style-bullet text:level="8" text:style-name="WW_CharLFO10LVL8" text:bullet-char="•">
        <style:list-level-properties text:space-before="11.75in" text:min-label-width="0in" text:list-level-position-and-space-mode="label-alignment">
          <style:list-level-label-alignment text:label-followed-by="listtab" fo:margin-left="4in" fo:text-indent="7.75in"/>
        </style:list-level-properties>
        <style:text-properties style:font-name="Arial"/>
      </text:list-level-style-bullet>
      <text:list-level-style-bullet text:level="9" text:style-name="WW_CharLFO10LVL9" text:bullet-char="■">
        <style:list-level-properties text:space-before="13.25in" text:min-label-width="0in" text:list-level-position-and-space-mode="label-alignment">
          <style:list-level-label-alignment text:label-followed-by="listtab" fo:margin-left="4.5in" fo:text-indent="8.7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end" fo:margin-bottom="1in" fo:background-color="#FFFFFF"/>
    </style:style>
    <style:style style:name="P3" style:parent-style-name="Standard" style:family="paragraph">
      <style:paragraph-properties fo:text-align="end"/>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j</meta:initial-creator>
    <dc:creator>Cal State L.A.</dc:creator>
    <meta:creation-date>2020-08-18T15:05:00Z</meta:creation-date>
    <dc:date>2020-08-18T15:05:00Z</dc:date>
    <meta:template xlink:href="Normal.dotm" xlink:type="simple"/>
    <meta:editing-cycles>2</meta:editing-cycles>
    <meta:editing-duration>PT60S</meta:editing-duration>
    <meta:document-statistic meta:page-count="28" meta:paragraph-count="50" meta:word-count="3776" meta:character-count="25250" meta:row-count="179" meta:non-whitespace-character-count="21524"/>
  </office:meta>
</office:document-meta>
</file>